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Inary paket yapımı</text:p>
      <text:p text:style-name="rststyle-textbody">Bu anlatımda inary paketi oluşturma anlatılacaktır. Örnek paket olarak bash paketi üzerinden anlatılacakdır.</text:p>
      <text:p text:style-name="rststyle-textbody">Tüm adımlar root yetkisi gerektirir.</text:p>
      <text:section text:name="Section1" text:style-name="Sect1">
        <text:h text:outline-level="1" text:style-name="rststyle-heading1">Gerekenler</text:h>
        <text:p text:style-name="rststyle-textbody">Nosystemd bir dağıtım üzerinde chroot içerisinden çalışan sulin yada kurulu bir sulin gerekmektedir.</text:p>
        <text:p text:style-name="rststyle-textbody">Paket yapmak isteyen kişinin python3 programlama dili bilmesi gerekmektedir.</text:p>
        <text:p text:style-name="rststyle-textbody">Derleme yapacak bilgisayarın yeterince güçlü bir işlemciye sahip olması gereklidir.</text:p>
      </text:section>
      <text:section text:name="Section2" text:style-name="Sect1">
        <text:h text:outline-level="1" text:style-name="rststyle-heading1">Derleme ortamının hazırlanması</text:h>
        <text:p text:style-name="rststyle-textbody">İlk olarak inary-devel kaynaktan derlenecektir. Kaynak kodu git üzerinden çekip kuralım.</text:p>
        <ns0:p ns0:style-name="rststyle-codeblock">git clone https://gitlab.com/sulinos/inary -b develop<ns0:line-break/>cd inary<ns0:line-break/>make &amp;&amp; make install</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cd</text:span>
        </text:span>
        <text:span text:style-name="rststyle-whitespace"> </text:span>
        <text:span text:style-name="rststyle-whitespace">
</text:span>
        <text:span text:style-name="rststyle-whitespace"> </text:span>
        <text:span text:style-name="rststyle-operator">&amp;&amp;</text:span>
        <text:span text:style-name="rststyle-whitespace"> </text:span>
        <text:span text:style-name="rststyle-whitespace"> </text:span>
        <text:p text:style-name="rststyle-textbody">Ardından <text:span text:style-name="rststyle-strong">system.devel</text:span> componentini kuralım. Burada temel derleyiciler bulunur.</text:p>
        <ns0:p ns0:style-name="rststyle-codeblock">inary it -c system.devel</ns0:p>
        <text:span text:style-name="rststyle-whitespace"> </text:span>
        <text:span text:style-name="rststyle-whitespace"> </text:span>
        <text:span text:style-name="rststyle-whitespace"> </text:span>
        <text:p text:style-name="rststyle-textbody">Derleme işlemleri /var/inary dizini içerisinde gerçekleşecektir. Buraya isterseniz farklı bir disk bağlayabilirsiniz.
Derlemenin hızlı olması ve diske yüklenmemesi için buraya ramdisk bağlamanızı öneririm. Ram miktarının yeteri kadar fazla olduğundan emin olur.</text:p>
        <ns0:p ns0:style-name="rststyle-codeblock">mkdir /var/inary<ns0:line-break/>mount -t tmpfs tmpfs /var/inary</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3" text:style-name="Sect1">
        <text:h text:outline-level="1" text:style-name="rststyle-heading1">Taslak hazırlama</text:h>
        <text:p text:style-name="rststyle-textbody"><text:span text:style-name="rststyle-strong">inary-template</text:span> komutunu kullanarak şablon oluşturalım. İsim ve adres zorunlu parametredir.
Nasıl kullanıldığını öğrenmek için <text:span text:style-name="rststyle-emphasis">inary-template --help</text:span> çalıştırın.</text:p>
        <ns0:p ns0:style-name="rststyle-codeblock">inary-template -n bash -a "https://ftp.gnu.org/gnu/bash/bash-5.1.8.tar.gz" -v "5.1.8"</ns0:p>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https://ftp.gnu.org/gnu/bash/bash-5.1.8.tar.gz"</text:span>
          </text:span>
        </text:span>
        <text:span text:style-name="rststyle-whitespace"> </text:span>
        <text:span text:style-name="rststyle-whitespace"> </text:span>
        <text:span text:style-name="rststyle-literal">
          <text:span text:style-name="rststyle-string">
            <text:span text:style-name="rststyle-double">"5.1.8"</text:span>
          </text:span>
        </text:span>
        <text:p text:style-name="rststyle-textbody">Bize otomatik olarak 3 tane dosya üretti.</text:p>
        <text:list text:style-name="rststyle-bulletlist">
          <text:list-item>
            <text:p text:style-name="rststyle-bulletitem"><text:span text:style-name="rststyle-strong">actions.py</text:span> dosyası nasıl derleneceğini anlatan dosyadır.</text:p>
          </text:list-item>
          <text:list-item>
            <text:p text:style-name="rststyle-bulletitem"><text:span text:style-name="rststyle-strong">pspec.xml</text:span> dosyası paket bilgisinin bulunduğu dosyadır. Inary bu dosyayı kullanır.</text:p>
          </text:list-item>
          <text:list-item>
            <text:p text:style-name="rststyle-bulletitem"><text:span text:style-name="rststyle-strong">pspec.py</text:span> dosyası xml üretmek için kullanılabilen ek dosyadır. <text:span text:style-name="rststyle-strong">genpspec</text:span> komutu ile xml haline çevirilebilir.</text:p>
          </text:list-item>
        </text:list>
        <text:p text:style-name="rststyle-textbody">pspec.py formatı inary tarafından kullanılmaz. Bu yüzden bu dosyayı düzenledikten sonra pspec.xml dosyasını güncellemelisiniz. Bu dosyayı kullanmayıp elle pspec.xml dosyasını düzenleyebilirsiniz. SulinOS kaynak depolarında pspec.py formatındaki dosyalar mevcut değildir.</text:p>
        <text:p text:style-name="rststyle-textbody">pspec.xml dosyasını kullanarak pspec.py üretmek için ise <text:span text:style-name="rststyle-strong">revpspec</text:span> komutunu kullanmalısınız. Bu komut kısmen kararlı değildir.</text:p>
        <text:p text:style-name="rststyle-textbody">Derlemeye hazır hale gelmiş talimatları <text:span text:style-name="rststyle-strong">inary bi</text:span> kullanarak dertiriz.</text:p>
        <ns0:p ns0:style-name="rststyle-codeblock">inary bi</ns0:p>
        <text:span text:style-name="rststyle-whitespace"> </text:span>
        <text:p text:style-name="rststyle-textbody"><text:span text:style-name="rststyle-strong">inary-template</text:span> ile üretilen pspec.xml veya pspec.py dosyalarını düzenlemek kolay olduğu için içeriği ile ilgili detaylı bilgilere yazının devamında değineceğim. <text:span text:style-name="rststyle-strong">actions.py</text:span> dosyasının yapısını ve <text:span text:style-name="rststyle-strong">actionsapi</text:span> kütüphanesini anlatarak devam edelim.</text:p>
        <text:section text:name="Section4" text:style-name="Sect2">
          <text:h text:outline-level="2" text:style-name="rststyle-heading2">Actions.py dosyası</text:h>
          <text:p text:style-name="rststyle-textbody">Bu dosyada python3 ile yazılır. Sırasıyla <text:span text:style-name="rststyle-strong">setup build check install</text:span> fonksionları mevcutsa çalıştırılır. Bu dosyada derleme işlemi yapılırken <text:span text:style-name="rststyle-strong">actionsapi</text:span> adı verilen inary kaynak kodu ile beraber gelen bir kütüphane kullanılır. Bash derlemek için aşağıdakine benzer bir actions dosyası yazılabilir.</text:p>
          <ns0:p ns0:style-name="rststyle-codeblock">from inary.actionsapi import inarytools<ns0:line-break/>from inary.actionsapi import autotools<ns0:line-break/><ns0:line-break/>def setup():<ns0:line-break/><ns0:s ns0:c="4"/>autotools.configure()<ns0:line-break/><ns0:line-break/>def build():<ns0:line-break/><ns0:s ns0:c="4"/>autotools.make()<ns0:line-break/><ns0:line-break/>def install():<ns0:line-break/><ns0:s ns0:c="4"/>autotools.install()</ns0:p>
          <text:span text:style-name="rststyle-keyword">
            <text:span text:style-name="rststyle-namespace">from</text:span>
          </text:span>
          <text:span text:style-name="rststyle-whitespace"> </text:span>
          <text:span text:style-name="rststyle-name">
            <text:span text:style-name="rststyle-namespace">inary.actionsapi</text:span>
          </text:span>
          <text:span text:style-name="rststyle-whitespace"> </text:span>
          <text:span text:style-name="rststyle-keyword">
            <text:span text:style-name="rststyle-namespace">import</text:span>
          </text:span>
          <text:span text:style-name="rststyle-name">inarytools</text:span>
          <text:span text:style-name="rststyle-whitespace">
</text:span>
          <text:span text:style-name="rststyle-keyword">
            <text:span text:style-name="rststyle-namespace">from</text:span>
          </text:span>
          <text:span text:style-name="rststyle-whitespace"> </text:span>
          <text:span text:style-name="rststyle-name">
            <text:span text:style-name="rststyle-namespace">inary.actionsapi</text:span>
          </text:span>
          <text:span text:style-name="rststyle-whitespace"> </text:span>
          <text:span text:style-name="rststyle-keyword">
            <text:span text:style-name="rststyle-namespace">import</text:span>
          </text:span>
          <text:span text:style-name="rststyle-name">autotools</text:span>
          <text:span text:style-name="rststyle-whitespace">

</text:span>
          <text:span text:style-name="rststyle-keyword">def</text:span>
          <text:span text:style-name="rststyle-whitespace"> </text:span>
          <text:span text:style-name="rststyle-name">
            <text:span text:style-name="rststyle-function">setup</text:span>
          </text:span>
          <text:span text:style-name="rststyle-punctuation">():</text:span>
          <text:span text:style-name="rststyle-whitespace">
</text:span>
          <text:span text:style-name="rststyle-name">autotools</text:span>
          <text:span text:style-name="rststyle-operator">.</text:span>
          <text:span text:style-name="rststyle-name">configure</text:span>
          <text:span text:style-name="rststyle-punctuation">()</text:span>
          <text:span text:style-name="rststyle-whitespace">

</text:span>
          <text:span text:style-name="rststyle-keyword">def</text:span>
          <text:span text:style-name="rststyle-whitespace"> </text:span>
          <text:span text:style-name="rststyle-name">
            <text:span text:style-name="rststyle-function">build</text:span>
          </text:span>
          <text:span text:style-name="rststyle-punctuation">():</text:span>
          <text:span text:style-name="rststyle-whitespace">
</text:span>
          <text:span text:style-name="rststyle-name">autotools</text:span>
          <text:span text:style-name="rststyle-operator">.</text:span>
          <text:span text:style-name="rststyle-name">make</text:span>
          <text:span text:style-name="rststyle-punctuation">()</text:span>
          <text:span text:style-name="rststyle-whitespace">

</text:span>
          <text:span text:style-name="rststyle-keyword">def</text:span>
          <text:span text:style-name="rststyle-whitespace"> </text:span>
          <text:span text:style-name="rststyle-name">
            <text:span text:style-name="rststyle-function">install</text:span>
          </text:span>
          <text:span text:style-name="rststyle-punctuation">():</text:span>
          <text:span text:style-name="rststyle-whitespace">
</text:span>
          <text:span text:style-name="rststyle-name">autotools</text:span>
          <text:span text:style-name="rststyle-operator">.</text:span>
          <text:span text:style-name="rststyle-name">install</text:span>
          <text:span text:style-name="rststyle-punctuation">()</text:span>
          <text:p text:style-name="rststyle-textbody">Actionsapi paket yapma işlemini daha kolay hale getirebilir. Bununla birlikte kullanımı zorunlu değildir. Bu actions dosyamız aşağıdakine benzer şekilde bir komut çalıştırarak derleme yapar.</text:p>
          <ns0:p ns0:style-name="rststyle-codeblock">./configure --prefix=/usr # autotools.configure()<ns0:line-break/>make -j$(nproc) # autotools.make()<ns0:line-break/>make install DESTDIR=/paketleme/dizini # autotools.install()</ns0:p>
          <text:span text:style-name="rststyle-whitespace"> </text:span>
          <text:span text:style-name="rststyle-operator">=</text:span>
          <text:span text:style-name="rststyle-whitespace"> </text:span>
          <text:span text:style-name="rststyle-comment">
            <text:span text:style-name="rststyle-single"># autotools.configure()
</text:span>
          </text:span>
          <text:span text:style-name="rststyle-whitespace"> </text:span>
          <text:span text:style-name="rststyle-keyword">$(</text:span>
          <text:span text:style-name="rststyle-keyword">)</text:span>
          <text:span text:style-name="rststyle-whitespace"> </text:span>
          <text:span text:style-name="rststyle-comment">
            <text:span text:style-name="rststyle-single"># autotools.make()
</text:span>
          </text:span>
          <text:span text:style-name="rststyle-whitespace"> </text:span>
          <text:span text:style-name="rststyle-whitespace"> </text:span>
          <text:span text:style-name="rststyle-name">
            <text:span text:style-name="rststyle-variable">DESTDIR</text:span>
          </text:span>
          <text:span text:style-name="rststyle-operator">=</text:span>
          <text:span text:style-name="rststyle-whitespace"> </text:span>
          <text:span text:style-name="rststyle-comment">
            <text:span text:style-name="rststyle-single"># autotools.install()</text:span>
          </text:span>
          <text:p text:style-name="rststyle-textbody">Actionsapi içerisindeki her aracın birer <text:span text:style-name="rststyle-strong">configure</text:span>, <text:span text:style-name="rststyle-strong">make</text:span> ve <text:span text:style-name="rststyle-strong">install</text:span> fonksionu bulunur. kullanım şekilleri de aynıdır. Bu sayede kopyala yapıştır mantığı ile ilerleyerek hızlıca onlarca paket yapabilirsiniz. (Araçtan kasıt: autotools cmaketools mesontools ...)</text:p>
          <text:p text:style-name="rststyle-textbody">Actions ile inary paket sistemi arasında çevresel değişkenler yardımı ile bağlantı kurulur. Bazı önemli çevresel değişkenler ve örnek değerleri aşağıda verilmiştir.</text:p>
          <ns0:p ns0:style-name="rststyle-codeblock">SRCDIR=/tmp/inary/test-1.0.0-1/work<ns0:line-break/>SRC_RELEASE=1<ns0:line-break/>OPERATION=setup<ns0:line-break/>INSTALL_DIR=/var/inary/test-1.0.0-1/install<ns0:line-break/>PKG_DIR=/var/inary/test-1.0.0-1<ns0:line-break/>WORK_DIR=/var/inary/test-1.0.0-1/work<ns0:line-break/>SRC_VERSION=1.0.0<ns0:line-break/>INARY_BUILD_TYPE=<ns0:line-break/>SRC_NAME=test</ns0:p>
          <text:span text:style-name="rststyle-name">
            <text:span text:style-name="rststyle-variable">SRCDIR</text:span>
          </text:span>
          <text:span text:style-name="rststyle-operator">=</text:span>
          <text:span text:style-name="rststyle-whitespace">
</text:span>
          <text:span text:style-name="rststyle-name">
            <text:span text:style-name="rststyle-variable">SRC_RELEASE</text:span>
          </text:span>
          <text:span text:style-name="rststyle-operator">=</text:span>
          <text:span text:style-name="rststyle-literal">
            <text:span text:style-name="rststyle-number">1</text:span>
          </text:span>
          <text:span text:style-name="rststyle-whitespace">
</text:span>
          <text:span text:style-name="rststyle-name">
            <text:span text:style-name="rststyle-variable">OPERATION</text:span>
          </text:span>
          <text:span text:style-name="rststyle-operator">=</text:span>
          <text:span text:style-name="rststyle-whitespace">
</text:span>
          <text:span text:style-name="rststyle-name">
            <text:span text:style-name="rststyle-variable">INSTALL_DIR</text:span>
          </text:span>
          <text:span text:style-name="rststyle-operator">=</text:span>
          <text:span text:style-name="rststyle-whitespace">
</text:span>
          <text:span text:style-name="rststyle-name">
            <text:span text:style-name="rststyle-variable">PKG_DIR</text:span>
          </text:span>
          <text:span text:style-name="rststyle-operator">=</text:span>
          <text:span text:style-name="rststyle-whitespace">
</text:span>
          <text:span text:style-name="rststyle-name">
            <text:span text:style-name="rststyle-variable">WORK_DIR</text:span>
          </text:span>
          <text:span text:style-name="rststyle-operator">=</text:span>
          <text:span text:style-name="rststyle-whitespace">
</text:span>
          <text:span text:style-name="rststyle-name">
            <text:span text:style-name="rststyle-variable">SRC_VERSION</text:span>
          </text:span>
          <text:span text:style-name="rststyle-operator">=</text:span>
          <text:span text:style-name="rststyle-literal">
            <text:span text:style-name="rststyle-number">1</text:span>
          </text:span>
          <text:span text:style-name="rststyle-whitespace">
</text:span>
          <text:span text:style-name="rststyle-name">
            <text:span text:style-name="rststyle-variable">INARY_BUILD_TYPE</text:span>
          </text:span>
          <text:span text:style-name="rststyle-operator">=</text:span>
          <text:span text:style-name="rststyle-whitespace">
</text:span>
          <text:span text:style-name="rststyle-name">
            <text:span text:style-name="rststyle-variable">SRC_NAME</text:span>
          </text:span>
          <text:span text:style-name="rststyle-operator">=</text:span>
          <text:span text:style-name="rststyle-name">
            <text:span text:style-name="rststyle-builtin">test</text:span>
          </text:span>
          <text:p text:style-name="rststyle-textbody">Burada <text:span text:style-name="rststyle-strong">WORK_DIR</text:span> çevresel değişkeni inary tarafından otomatik olarak belirlenir. Bunu değiştirmek için actions betiğinin başına <text:span text:style-name="rststyle-strong">WorkDir=dizinyolu</text:span> şeklinde belirtmelisiniz. <text:span text:style-name="rststyle-strong">INARY_BUILD_TYPE</text:span> çevresel değişkeni kullanarak bir paket ile birden çok türde veya yapılandırmada paket üretmek mümkündür. Örneğin Sulin depolarında 32bit kütüphaneleri üretmek için emul32 adında özel bir değer tanımlanır. Inary her tanımlanan build type için tüm fonksionları tekrar çalıştırır. Bu değeri kontrol ederek kodu istediğiniz yönte ayarlayabilirsiniz. Örneğin aşağıda bir paketin 32bit kütüphanesini de derlemek için:</text:p>
          <ns0:p ns0:style-name="rststyle-codeblock">from inary.actionsapi import inarytools<ns0:line-break/>from inary.actionsapi import autotools<ns0:line-break/>from inary.actionsapi import get<ns0:line-break/><ns0:line-break/>def setup():<ns0:line-break/><ns0:s ns0:c="4"/>opts = "--prefix=/usr" # parametreler<ns0:line-break/><ns0:s ns0:c="4"/>if get.buildTYPE() == "emul32": # build type türünü çeker<ns0:line-break/><ns0:s ns0:c="8"/>shelltools.export("CC","{} -m32".format(get.CC())) # derleyiciyi 32bit moduna alır<ns0:line-break/><ns0:s ns0:c="8"/>shelltools.export("CXX","{} -m32".format(get.CXX())) # derleyiciyi 32bit moduna alır<ns0:line-break/><ns0:s ns0:c="8"/>opts += " --libdir=/usr/lib32"<ns0:line-break/><ns0:s ns0:c="4"/>autotools.rawConfigure(opts)<ns0:line-break/><ns0:line-break/>def build():<ns0:line-break/><ns0:s ns0:c="4"/>autotools.make()<ns0:line-break/><ns0:line-break/>def install():<ns0:line-break/><ns0:s ns0:c="4"/>autotools.install()<ns0:line-break/><ns0:s ns0:c="4"/>if get.buildTYPE() == "emul32":<ns0:line-break/><ns0:s ns0:c="8"/>inarytools.removeDir("/usr/bin") # 32bit derlenmiş olanın çalıştırılabilir dosyasını sil.</ns0:p>
          <text:span text:style-name="rststyle-keyword">
            <text:span text:style-name="rststyle-namespace">from</text:span>
          </text:span>
          <text:span text:style-name="rststyle-whitespace"> </text:span>
          <text:span text:style-name="rststyle-name">
            <text:span text:style-name="rststyle-namespace">inary.actionsapi</text:span>
          </text:span>
          <text:span text:style-name="rststyle-whitespace"> </text:span>
          <text:span text:style-name="rststyle-keyword">
            <text:span text:style-name="rststyle-namespace">import</text:span>
          </text:span>
          <text:span text:style-name="rststyle-name">inarytools</text:span>
          <text:span text:style-name="rststyle-whitespace">
</text:span>
          <text:span text:style-name="rststyle-keyword">
            <text:span text:style-name="rststyle-namespace">from</text:span>
          </text:span>
          <text:span text:style-name="rststyle-whitespace"> </text:span>
          <text:span text:style-name="rststyle-name">
            <text:span text:style-name="rststyle-namespace">inary.actionsapi</text:span>
          </text:span>
          <text:span text:style-name="rststyle-whitespace"> </text:span>
          <text:span text:style-name="rststyle-keyword">
            <text:span text:style-name="rststyle-namespace">import</text:span>
          </text:span>
          <text:span text:style-name="rststyle-name">autotools</text:span>
          <text:span text:style-name="rststyle-whitespace">
</text:span>
          <text:span text:style-name="rststyle-keyword">
            <text:span text:style-name="rststyle-namespace">from</text:span>
          </text:span>
          <text:span text:style-name="rststyle-whitespace"> </text:span>
          <text:span text:style-name="rststyle-name">
            <text:span text:style-name="rststyle-namespace">inary.actionsapi</text:span>
          </text:span>
          <text:span text:style-name="rststyle-whitespace"> </text:span>
          <text:span text:style-name="rststyle-keyword">
            <text:span text:style-name="rststyle-namespace">import</text:span>
          </text:span>
          <text:span text:style-name="rststyle-name">get</text:span>
          <text:span text:style-name="rststyle-whitespace">

</text:span>
          <text:span text:style-name="rststyle-keyword">def</text:span>
          <text:span text:style-name="rststyle-whitespace"> </text:span>
          <text:span text:style-name="rststyle-name">
            <text:span text:style-name="rststyle-function">setup</text:span>
          </text:span>
          <text:span text:style-name="rststyle-punctuation">():</text:span>
          <text:span text:style-name="rststyle-whitespace">
</text:span>
          <text:span text:style-name="rststyle-name">opts</text:span>
          <text:span text:style-name="rststyle-operator">=</text:span>
          <text:span text:style-name="rststyle-literal">
            <text:span text:style-name="rststyle-string">
              <text:span text:style-name="rststyle-double">"--prefix=/usr"</text:span>
            </text:span>
          </text:span>
          <text:span text:style-name="rststyle-comment">
            <text:span text:style-name="rststyle-single"># parametreler</text:span>
          </text:span>
          <text:span text:style-name="rststyle-whitespace">
</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comment">
            <text:span text:style-name="rststyle-single"># build type türünü çeker</text:span>
          </text:span>
          <text:span text:style-name="rststyle-whitespace">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C"</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C</text:span>
          <text:span text:style-name="rststyle-punctuation">()))</text:span>
          <text:span text:style-name="rststyle-comment">
            <text:span text:style-name="rststyle-single"># derleyiciyi 32bit moduna alır</text:span>
          </text:span>
          <text:span text:style-name="rststyle-whitespace">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XX"</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XX</text:span>
          <text:span text:style-name="rststyle-punctuation">()))</text:span>
          <text:span text:style-name="rststyle-comment">
            <text:span text:style-name="rststyle-single"># derleyiciyi 32bit moduna alır</text:span>
          </text:span>
          <text:span text:style-name="rststyle-whitespace">
</text:span>
          <text:span text:style-name="rststyle-name">opts</text:span>
          <text:span text:style-name="rststyle-operator">+=</text:span>
          <text:span text:style-name="rststyle-literal">
            <text:span text:style-name="rststyle-string">
              <text:span text:style-name="rststyle-double">" --libdir=/usr/lib32"</text:span>
            </text:span>
          </text:span>
          <text:span text:style-name="rststyle-whitespace">
</text:span>
          <text:span text:style-name="rststyle-name">autotools</text:span>
          <text:span text:style-name="rststyle-operator">.</text:span>
          <text:span text:style-name="rststyle-name">rawConfigure</text:span>
          <text:span text:style-name="rststyle-punctuation">(</text:span>
          <text:span text:style-name="rststyle-name">opts</text:span>
          <text:span text:style-name="rststyle-punctuation">)</text:span>
          <text:span text:style-name="rststyle-whitespace">

</text:span>
          <text:span text:style-name="rststyle-keyword">def</text:span>
          <text:span text:style-name="rststyle-whitespace"> </text:span>
          <text:span text:style-name="rststyle-name">
            <text:span text:style-name="rststyle-function">build</text:span>
          </text:span>
          <text:span text:style-name="rststyle-punctuation">():</text:span>
          <text:span text:style-name="rststyle-whitespace">
</text:span>
          <text:span text:style-name="rststyle-name">autotools</text:span>
          <text:span text:style-name="rststyle-operator">.</text:span>
          <text:span text:style-name="rststyle-name">make</text:span>
          <text:span text:style-name="rststyle-punctuation">()</text:span>
          <text:span text:style-name="rststyle-whitespace">

</text:span>
          <text:span text:style-name="rststyle-keyword">def</text:span>
          <text:span text:style-name="rststyle-whitespace"> </text:span>
          <text:span text:style-name="rststyle-name">
            <text:span text:style-name="rststyle-function">install</text:span>
          </text:span>
          <text:span text:style-name="rststyle-punctuation">():</text:span>
          <text:span text:style-name="rststyle-whitespace">
</text:span>
          <text:span text:style-name="rststyle-name">autotools</text:span>
          <text:span text:style-name="rststyle-operator">.</text:span>
          <text:span text:style-name="rststyle-name">install</text:span>
          <text:span text:style-name="rststyle-punctuation">()</text:span>
          <text:span text:style-name="rststyle-whitespace">
</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whitespace">
</text:span>
          <text:span text:style-name="rststyle-name">inarytools</text:span>
          <text:span text:style-name="rststyle-operator">.</text:span>
          <text:span text:style-name="rststyle-name">removeDir</text:span>
          <text:span text:style-name="rststyle-punctuation">(</text:span>
          <text:span text:style-name="rststyle-literal">
            <text:span text:style-name="rststyle-string">
              <text:span text:style-name="rststyle-double">"/usr/bin"</text:span>
            </text:span>
          </text:span>
          <text:span text:style-name="rststyle-punctuation">)</text:span>
          <text:span text:style-name="rststyle-comment">
            <text:span text:style-name="rststyle-single"># 32bit derlenmiş olanın çalıştırılabilir dosyasını sil.</text:span>
          </text:span>
          <text:p text:style-name="rststyle-textbody">Burada önce <text:span text:style-name="rststyle-strong">emul32</text:span> için çalıştırılır. Sonra tanımlanmamış olan varsayılan tür için çalıştırılır. Yukarıdakö örnekte derleyiciyi 32bit olarak ayarlayıp derleme yaptırdık. daha sonra 32bit olarak derlenen kısımdaki /usr/bin/ dizinini sildik.</text:p>
          <text:p text:style-name="rststyle-textbody">Bu yazıda başlıca actionsapi modüllerini anlatacağım. Tamamına inary kaynak kodundan ulaşabilirsiniz. Kaynak kodda bulunan <text:span text:style-name="rststyle-quotation">get_actionsapi_functions</text:span> betiğini çalıştırınız.</text:p>
        </text:section>
      </text:section>
      <text:section text:name="Section5" text:style-name="Sect1">
        <text:h text:outline-level="1" text:style-name="rststyle-heading1">0. Shelltools</text:h>
        <text:p text:style-name="rststyle-textbody">Shelltools en önemli modüldür. diğer araçlar shelltools üzerinden çalışmaktadır. Bu sebeple 0. olarak adlandırdım. Buradaki fonksionları guruplandırarak anlatacağım. Diğer araçları ise topluca anlatacağım.</text:p>
        <text:p text:style-name="rststyle-textbody">Dizin değiştirmek için <text:span text:style-name="rststyle-strong">cd</text:span> dizin içeriği listesi almak için <text:span text:style-name="rststyle-strong">ls</text:span> Komut çalıştırmak için ise <text:span text:style-name="rststyle-strong">system</text:span> fonksionları kullanılır. Çevresel değişken ayarı için ise export kullanılır.</text:p>
        <ns0:p ns0:style-name="rststyle-codeblock">- cd(directoryName=''):<ns0:line-break/>- ls(source):<ns0:line-break/>- system(command):<ns0:line-break/>- export(key, value):</ns0:p>
        <text:span text:style-name="rststyle-whitespace"> </text:span>
        <text:span text:style-name="rststyle-operator">(</text:span>
        <text:span text:style-name="rststyle-name">
          <text:span text:style-name="rststyle-variable">directoryNam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operator">(</text:span>
        <text:span text:style-name="rststyle-name">
          <text:span text:style-name="rststyle-builtin">source</text:span>
        </text:span>
        <text:span text:style-name="rststyle-operator">)</text:span>
        <text:span text:style-name="rststyle-whitespace">
</text:span>
        <text:span text:style-name="rststyle-whitespace"> </text:span>
        <text:span text:style-name="rststyle-operator">(</text:span>
        <text:span text:style-name="rststyle-name">
          <text:span text:style-name="rststyle-builtin">command</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p text:style-name="rststyle-textbody">Dizin veya dosya isimleri ile ilgili işlemler için aşağıdaki fonksionlar kullanılabilir.</text:p>
        <ns0:p ns0:style-name="rststyle-codeblock">- realPath(filePath):<ns0:line-break/>- baseName(filePath):<ns0:line-break/>- dirName(filePath):</ns0:p>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p text:style-name="rststyle-textbody">Erişim ve varlık kontrolleri aşağıdaki fonksionlar ile yapılır. Bunlar boolean değer döndürür.</text:p>
        <ns0:p ns0:style-name="rststyle-codeblock">- can_access_file(filePath):<ns0:line-break/>- can_access_directory(destinationDirectory):<ns0:line-break/>- isLink(filePath):<ns0:line-break/>- isFile(filePath):<ns0:line-break/>- isDirectory(filePath):<ns0:line-break/>- isEmpty(filePath):</ns0:p>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p text:style-name="rststyle-textbody">Dizin oluşturmak için <text:span text:style-name="rststyle-strong">makedirs</text:span> kullanılır. Bu fonksion eğer alt dizinler yoksa onlarla beraber oluşturur. (bir nevi mkdir -p gibi)</text:p>
        <ns0:p ns0:style-name="rststyle-codeblock">- makedirs(destinationDirectory):</ns0:p>
        <text:span text:style-name="rststyle-whitespace"> </text:span>
        <text:span text:style-name="rststyle-operator">(</text:span>
        <text:span text:style-name="rststyle-operator">)</text:span>
        <text:p text:style-name="rststyle-textbody">Dosya işlemleri için aşağıdaki fonksionlar kullanılır.</text:p>
        <ns0:p ns0:style-name="rststyle-codeblock">- echo(destionationFile, content):<ns0:line-break/>- chmod(filePath, mode=0o755):<ns0:line-break/>- chown(filePath, uid='root', gid='root'):<ns0:line-break/>- sym(source, destination):<ns0:line-break/>- unlink(pattern):<ns0:line-break/>- unlinkDir(sourceDirectory):<ns0:line-break/>- move(source, destination):<ns0:line-break/>- copy(source, destination, sym=True):<ns0:line-break/>- copytree(source, destination, sym=True):<ns0:line-break/>- touch(filePath):</ns0:p>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mode</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uid</text:span>
        </text:span>
        <text:span text:style-name="rststyle-operator">=</text:span>
        <text:span text:style-name="rststyle-literal">
          <text:span text:style-name="rststyle-string">
            <text:span text:style-name="rststyle-single">'root'</text:span>
          </text:span>
        </text:span>
        <text:span text:style-name="rststyle-whitespace"> </text:span>
        <text:span text:style-name="rststyle-name">
          <text:span text:style-name="rststyle-variable">gid</text:span>
        </text:span>
        <text:span text:style-name="rststyle-operator">=</text:span>
        <text:span text:style-name="rststyle-literal">
          <text:span text:style-name="rststyle-string">
            <text:span text:style-name="rststyle-single">'root'</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sym</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sym</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ection>
      <text:section text:name="Section6" text:style-name="Sect1">
        <text:h text:outline-level="1" text:style-name="rststyle-heading1">1. Autotools</text:h>
        <text:p text:style-name="rststyle-textbody">Autotools kütüphanesi <text:span text:style-name="rststyle-quotation">./configure</text:span>, <text:span text:style-name="rststyle-quotation">make</text:span>, <text:span text:style-name="rststyle-quotation">make install</text:span> şeklinde derlenen kaynaklar için kullanılır.</text:p>
        <text:p text:style-name="rststyle-textbody">Autotools fonksionları aşağıdaki gibidir:</text:p>
        <ns0:p ns0:style-name="rststyle-codeblock">inary/actionsapi/autotools.py:<ns0:line-break/><ns0:s ns0:c="2"/>- configure(parameters=''): ./configure --prefix=/usr ...<ns0:line-break/><ns0:s ns0:c="2"/>- rawConfigure(parameters=''): prefix olmadan configure<ns0:line-break/><ns0:s ns0:c="2"/>- compile(parameters=''): gcc kullanarak derleme yapar (gcc ...)<ns0:line-break/><ns0:s ns0:c="2"/>- make(parameters=''): make komutunu çalıştırır<ns0:line-break/><ns0:s ns0:c="2"/>- fixInfoDir(): paketleme dizinindeki /usr/share/info/dir dizinini siler<ns0:line-break/><ns0:s ns0:c="2"/>- fixpc(): 32bit pkgconfig dosyalarının konumunu düzeltir<ns0:line-break/><ns0:s ns0:c="2"/>- install(parameters='', argument='install'): make install çalıştırır<ns0:line-break/><ns0:s ns0:c="2"/>- rawInstall(parameters='', argument='install'): destdir olmadan install<ns0:line-break/><ns0:s ns0:c="2"/>- aclocal(parameters=''): aclocal.m4 dosyalı üretir<ns0:line-break/><ns0:s ns0:c="2"/>- autogen(noconfigure=True): bash autogen.sh<ns0:line-break/><ns0:s ns0:c="2"/>- autoconf(parameters=''): autoconf çalıştırır<ns0:line-break/><ns0:s ns0:c="2"/>- autoreconf(parameters=''): autoreconf çalıştırır<ns0:line-break/><ns0:s ns0:c="2"/>- automake(parameters=''): automake çalıştırır<ns0:line-break/><ns0:s ns0:c="2"/>- autoheader(parameters=''): autoheader çalıştırır</ns0:p>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noconfigure</text:span>
        </text:span>
        <text:span text:style-name="rststyle-operator">=</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ection>
      <text:section text:name="Section7" text:style-name="Sect1">
        <text:h text:outline-level="1" text:style-name="rststyle-heading1">2. Mesontools</text:h>
        <text:p text:style-name="rststyle-textbody">Mesontools kütüphanesi <text:span text:style-name="rststyle-quotation">meson build</text:span>, <text:span text:style-name="rststyle-quotation">ninja -C build</text:span>, <text:span text:style-name="rststyle-quotation">ninja -C build install</text:span> şeklinde derlenen kaynaklar için kullanılır.</text:p>
        <text:p text:style-name="rststyle-textbody">Mesontools fonksionları aşağıdaki gibidir:</text:p>
        <ns0:p ns0:style-name="rststyle-codeblock">inary/actionsapi/mesontools.py:<ns0:line-break/><ns0:s ns0:c="2"/>- fixpc(): 32bit pkgconfig dosyalarının konumunu düzeltir<ns0:line-break/><ns0:s ns0:c="2"/>- configure(parameters="", type="meson"): cmake yada meson kullanarak configure işlemi (varsayılan meson)<ns0:line-break/><ns0:s ns0:c="2"/>- meson_configure(parameters=""): meson build<ns0:line-break/><ns0:s ns0:c="2"/>- cmake_configure(parameters=""): mkdir build &amp;&amp; cd build &amp;&amp; cmake -G ninja ..<ns0:line-break/><ns0:s ns0:c="2"/>- ninja_build(parameters=""): ninja -C build<ns0:line-break/><ns0:s ns0:c="2"/>- make(parameters=""): ninja_build ile aynı<ns0:line-break/><ns0:s ns0:c="2"/>- ninja_install(parameters=""): ninja -C install<ns0:line-break/><ns0:s ns0:c="2"/>- install(parameters=""): <ns0:s ns0:c="1"/>ninja_install ile aynı<ns0:line-break/><ns0:s ns0:c="2"/>- ninja_check(): ninja -C build check<ns0:line-break/><ns0:s ns0:c="2"/>- check(): ninja_check ile aynı</ns0:p>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whitespace"> </text:span>
        <text:span text:style-name="rststyle-name">
          <text:span text:style-name="rststyle-variable">type</text:span>
        </text:span>
        <text:span text:style-name="rststyle-operator">=</text:span>
        <text:span text:style-name="rststyle-literal">
          <text:span text:style-name="rststyle-string">
            <text:span text:style-name="rststyle-double">"meson"</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operator">&amp;&amp;</text:span>
        <text:span text:style-name="rststyle-whitespace"> </text:span>
        <text:span text:style-name="rststyle-name">
          <text:span text:style-name="rststyle-builtin">cd</text:span>
        </text:span>
        <text:span text:style-name="rststyle-whitespace"> </text:span>
        <text:span text:style-name="rststyle-whitespace"> </text:span>
        <text:span text:style-name="rststyle-operator">&amp;&amp;</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ection>
      <text:section text:name="Section8" text:style-name="Sect1">
        <text:h text:outline-level="1" text:style-name="rststyle-heading1">3. Cmaketools</text:h>
        <text:p text:style-name="rststyle-textbody">Cmaketools kütüphanesi <text:span text:style-name="rststyle-quotation">cmake ..</text:span>, <text:span text:style-name="rststyle-quotation">make</text:span>, <text:span text:style-name="rststyle-quotation">make install</text:span> şeklinde derlenen kaynaklar için kullanılır.</text:p>
        <text:p text:style-name="rststyle-textbody">Cmake fonksionları aşağıdaki gibidir.</text:p>
        <ns0:p ns0:style-name="rststyle-codeblock">inary/actionsapi/cmaketools.py:<ns0:line-break/><ns0:s ns0:c="2"/>- configure(parameters='',installPrefix='', sourceDir='.'): cmake kullanarak configure işlemi<ns0:line-break/><ns0:s ns0:c="2"/>- make(parameters=''): make çalıştırır<ns0:line-break/><ns0:s ns0:c="2"/>- fixInfoDir(): paketleme dizinindeki /usr/share/info/dir dizinini siler<ns0:line-break/><ns0:s ns0:c="2"/>- install(parameters='', argument='install'): make install çalıştırır<ns0:line-break/><ns0:s ns0:c="2"/>- rawInstall(parameters='', argument='install'): destdir olmadan make install</ns0:p>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sourceDir</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whitespace"> </text:span>
        <text:span text:style-name="rststyle-whitespace"> </text:span>
        <text:span text:style-name="rststyle-whitespace"> </text:span>
        <text:span text:style-name="rststyle-whitespace"> </text:span>
      </text:section>
      <text:section text:name="Section9" text:style-name="Sect1">
        <text:h text:outline-level="1" text:style-name="rststyle-heading1">4. Inarytools</text:h>
        <text:p text:style-name="rststyle-textbody">Inarytools kütüphanesi derleme işlemine yardımcı olan bir araçtır. Dosya işlemleri ve bazı uzun kodları kısatlma amaçlı yapılmıştır.</text:p>
        <text:p text:style-name="rststyle-textbody">Destination konumlarını tanımlarken paket içeriğindeki yollarını yazmamız yeterlidir.</text:p>
        <text:p text:style-name="rststyle-textbody">Inarytools fonksionları aşağıdaki gibidir. Bunların kullanımı ve örneklerini kaynak koddan bulabilirsiniz.</text:p>
        <ns0:p ns0:style-name="rststyle-codeblock">- executable_insinto(destinationDirectory, *sourceFiles):<ns0:line-break/>- readable_insinto(destinationDirectory, *sourceFiles):<ns0:line-break/>- lib_insinto(sourceFile, destinationDirectory, permission=644):<ns0:line-break/>- dobin(sourceFile, destinationDirectory='/usr/bin'):<ns0:line-break/>- dopixmaps(sourceFile, destinationDirectory='/usr/share/pixmaps'):<ns0:line-break/>- dodir(destinationDirectory):<ns0:line-break/>- dodoc(*sourceFiles, **kw):<ns0:line-break/>- dohtml(*sourceFiles, **kw):<ns0:line-break/>- doinfo(*sourceFiles):<ns0:line-break/>- dolib(sourceFile, destinationDirectory='/usr/lib', mode=755):<ns0:line-break/>- doman(*sourceFiles, pageDirectory=None):<ns0:line-break/>- domo(sourceFile, locale, destinationFile,<ns0:line-break/>- domove(sourceFile, destination, destinationFile=''):<ns0:line-break/>- rename(sourceFile, destinationFile):<ns0:line-break/>- dosed(sources, findPattern, replacePattern='', deleteLine=False, level=-1):<ns0:line-break/>- dosbin(sourceFile, destinationDirectory='/usr/sbin'):<ns0:line-break/>- dosym(sourceFile, destinationFile):<ns0:line-break/>- insinto(destinationDirectory, sourceFile, destinationFile='', sym=True):<ns0:line-break/>- newdoc(sourceFile, destinationFile):<ns0:line-break/>- newman(sourceFile, destinationFile):<ns0:line-break/>- remove(sourceFile):<ns0:line-break/>- removeDir(destinationDirectory):</ns0:p>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permission</text:span>
        </text:span>
        <text:span text:style-name="rststyle-operator">=</text:span>
        <text:span text:style-name="rststyle-literal">
          <text:span text:style-name="rststyle-number">644</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bin'</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hare/pixmaps'</text:span>
          </text:span>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lib'</text:span>
          </text:span>
        </text:span>
        <text:span text:style-name="rststyle-whitespace"> </text:span>
        <text:span text:style-name="rststyle-name">
          <text:span text:style-name="rststyle-variable">mode</text:span>
        </text:span>
        <text:span text:style-name="rststyle-operator">=</text:span>
        <text:span text:style-name="rststyle-literal">
          <text:span text:style-name="rststyle-number">755</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pageDirectory</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replacePattern</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deleteLine</text:span>
        </text:span>
        <text:span text:style-name="rststyle-operator">=</text:span>
        <text:span text:style-name="rststyle-whitespace"> </text:span>
        <text:span text:style-name="rststyle-name">
          <text:span text:style-name="rststyle-variable">level</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bin'</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sym</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ection>
      <text:section text:name="Section10" text:style-name="Sect1">
        <text:h text:outline-level="1" text:style-name="rststyle-heading1">5. Get</text:h>
        <text:p text:style-name="rststyle-textbody">Get kütüphanesi ile derlemeye ait bazı değişkenlere ulaşmak mümkündür. get fonksionları parametre almaz ve string türünden değer döndürür.</text:p>
        <ns0:p ns0:style-name="rststyle-codeblock">- curDIR(): <ns0:s ns0:c="8"/>- docDIR(): <ns0:s ns0:c="11"/>- srcVERSION(): <ns0:s ns0:c="4"/>- qtDIR():<ns0:line-break/>- curKERNEL(): <ns0:s ns0:c="5"/>- sbinDIR(): <ns0:s ns0:c="10"/>- srcRELEASE(): <ns0:s ns0:c="4"/>- existBinary(bin):<ns0:line-break/>- curPYTHON(): <ns0:s ns0:c="5"/>- infoDIR(): <ns0:s ns0:c="10"/>- srcTAG(): <ns0:s ns0:c="8"/>- getBinutilsInfo(util):<ns0:line-break/>- curPERL(): <ns0:s ns0:c="7"/>- manDIR(): <ns0:s ns0:c="11"/>- srcDIR(): <ns0:s ns0:c="8"/>- AR():<ns0:line-break/>- ENV(environ): <ns0:s ns0:c="4"/>- dataDIR(): <ns0:s ns0:c="10"/>- ARCH(): <ns0:s ns0:c="10"/>- AS():<ns0:line-break/>- pkgDIR(): <ns0:s ns0:c="8"/>- confDIR(): <ns0:s ns0:c="10"/>- HOST(): <ns0:s ns0:c="10"/>- CC():<ns0:line-break/>- workDIR(): <ns0:s ns0:c="7"/>- localstateDIR(): <ns0:s ns0:c="4"/>- CHOST(): <ns0:s ns0:c="9"/>- CXX():<ns0:line-break/>- operation(): <ns0:s ns0:c="5"/>- libexecDIR(): <ns0:s ns0:c="7"/>- CFLAGS(): <ns0:s ns0:c="8"/>- LD():<ns0:line-break/>- installDIR(): <ns0:s ns0:c="4"/>- libDIR(): <ns0:s ns0:c="11"/>- CXXFLAGS(): <ns0:s ns0:c="6"/>- NM():<ns0:line-break/>- lsbINFO(): <ns0:s ns0:c="7"/>- defaultprefixDIR(): <ns0:s ns0:c="1"/>- LDFLAGS(): <ns0:s ns0:c="7"/>- RANLIB():<ns0:line-break/>- kernelVERSION(): <ns0:s ns0:c="1"/>- emul32prefixDIR(): <ns0:s ns0:c="2"/>- makeJOBS(): <ns0:s ns0:c="6"/>- F77():<ns0:line-break/>- srcNAME(): <ns0:s ns0:c="7"/>- kdeDIR(): <ns0:s ns0:c="11"/>- buildTYPE(): <ns0:s ns0:c="5"/>- GCJ():</ns0:p>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ection text:name="Section11" text:style-name="Sect2">
          <text:h text:outline-level="2" text:style-name="rststyle-heading2">Pspec.xml dosyası</text:h>
          <text:p text:style-name="rststyle-textbody">Anlatımımıza pspec.xml ile devam edeceğim. Bu dosya inary tarafından okunarak gereken değerler alınarak derleme işlemi yapılır. <text:span text:style-name="rststyle-strong">Source</text:span>, <text:span text:style-name="rststyle-strong">Package</text:span> ve <text:span text:style-name="rststyle-strong">History</text:span> olmak üzere 3 bölümden oluşur.</text:p>
          <text:p text:style-name="rststyle-textbody">Örneğin aşağıda örnek pspec dosyası verilmiştir.</text:p>
          <ns0:p ns0:style-name="rststyle-codeblock">&lt;?xml version="1.0" ?&gt;<ns0:line-break/>&lt;!DOCTYPE INARY SYSTEM "https://raw.githubusercontent.com/Zaryob/inary/master/inary-spec.dtd"&gt;<ns0:line-break/>&lt;INARY&gt;<ns0:line-break/><ns0:s ns0:c="4"/>&lt;Source&gt;<ns0:line-break/><ns0:s ns0:c="8"/>... &lt;!--Burası source bölümüdür.--&gt;<ns0:line-break/><ns0:s ns0:c="4"/>&lt;/Source&gt;<ns0:line-break/><ns0:line-break/><ns0:s ns0:c="4"/>&lt;Package&gt;<ns0:line-break/><ns0:s ns0:c="8"/>... &lt;!--Burası package bölümüdür.--&gt;<ns0:line-break/><ns0:s ns0:c="4"/>&lt;/Package&gt;<ns0:line-break/><ns0:line-break/><ns0:s ns0:c="4"/>&lt;Package&gt;<ns0:line-break/><ns0:s ns0:c="8"/>... &lt;!--Burası diğer package bölümüdür.--&gt;<ns0:line-break/><ns0:s ns0:c="4"/>&lt;/Package&gt;<ns0:line-break/><ns0:line-break/><ns0:s ns0:c="4"/>&lt;History&gt;<ns0:line-break/><ns0:s ns0:c="8"/>... &lt;!--Burası history bölümüdür.--&gt;<ns0:line-break/><ns0:s ns0:c="4"/>&lt;/History&gt;<ns0:line-break/>&lt;/INARY&gt;</ns0:p>
          <text:span text:style-name="rststyle-comment">
            <text:span text:style-name="rststyle-preproc">&lt;?xml version="1.0" ?&gt;</text:span>
          </text:span>
          <text:span text:style-name="rststyle-whitespace">
</text:span>
          <text:span text:style-name="rststyle-comment">
            <text:span text:style-name="rststyle-preproc">&lt;!DOCTYPE INARY SYSTEM "https://raw.githubusercontent.com/Zaryob/inary/master/inary-spec.dtd"&gt;</text:span>
          </text:span>
          <text:span text:style-name="rststyle-whitespace">
</text:span>
          <text:span text:style-name="rststyle-name">
            <text:span text:style-name="rststyle-tag">&lt;INARY&gt;</text:span>
          </text:span>
          <text:span text:style-name="rststyle-whitespace">
    </text:span>
          <text:span text:style-name="rststyle-name">
            <text:span text:style-name="rststyle-tag">&lt;Source&gt;</text:span>
          </text:span>
          <text:span text:style-name="rststyle-whitespace">
        </text:span>
          <text:span text:style-name="rststyle-whitespace"> </text:span>
          <text:span text:style-name="rststyle-comment">
            <text:span text:style-name="rststyle-multiline">&lt;!--Burası source bölümüdür.--&gt;</text:span>
          </text:span>
          <text:span text:style-name="rststyle-whitespace">
    </text:span>
          <text:span text:style-name="rststyle-name">
            <text:span text:style-name="rststyle-tag">&lt;/Source&gt;</text:span>
          </text:span>
          <text:span text:style-name="rststyle-whitespace">

    </text:span>
          <text:span text:style-name="rststyle-name">
            <text:span text:style-name="rststyle-tag">&lt;Package&gt;</text:span>
          </text:span>
          <text:span text:style-name="rststyle-whitespace">
        </text:span>
          <text:span text:style-name="rststyle-whitespace"> </text:span>
          <text:span text:style-name="rststyle-comment">
            <text:span text:style-name="rststyle-multiline">&lt;!--Burası package bölümüdür.--&gt;</text:span>
          </text:span>
          <text:span text:style-name="rststyle-whitespace">
    </text:span>
          <text:span text:style-name="rststyle-name">
            <text:span text:style-name="rststyle-tag">&lt;/Package&gt;</text:span>
          </text:span>
          <text:span text:style-name="rststyle-whitespace">

    </text:span>
          <text:span text:style-name="rststyle-name">
            <text:span text:style-name="rststyle-tag">&lt;Package&gt;</text:span>
          </text:span>
          <text:span text:style-name="rststyle-whitespace">
        </text:span>
          <text:span text:style-name="rststyle-whitespace"> </text:span>
          <text:span text:style-name="rststyle-comment">
            <text:span text:style-name="rststyle-multiline">&lt;!--Burası diğer package bölümüdür.--&gt;</text:span>
          </text:span>
          <text:span text:style-name="rststyle-whitespace">
    </text:span>
          <text:span text:style-name="rststyle-name">
            <text:span text:style-name="rststyle-tag">&lt;/Package&gt;</text:span>
          </text:span>
          <text:span text:style-name="rststyle-whitespace">

    </text:span>
          <text:span text:style-name="rststyle-name">
            <text:span text:style-name="rststyle-tag">&lt;History&gt;</text:span>
          </text:span>
          <text:span text:style-name="rststyle-whitespace">
        </text:span>
          <text:span text:style-name="rststyle-whitespace"> </text:span>
          <text:span text:style-name="rststyle-comment">
            <text:span text:style-name="rststyle-multiline">&lt;!--Burası history bölümüdür.--&gt;</text:span>
          </text:span>
          <text:span text:style-name="rststyle-whitespace">
    </text:span>
          <text:span text:style-name="rststyle-name">
            <text:span text:style-name="rststyle-tag">&lt;/History&gt;</text:span>
          </text:span>
          <text:span text:style-name="rststyle-whitespace">
</text:span>
          <text:span text:style-name="rststyle-name">
            <text:span text:style-name="rststyle-tag">&lt;/INARY&gt;</text:span>
          </text:span>
        </text:section>
      </text:section>
      <text:section text:name="Section12" text:style-name="Sect1">
        <text:h text:outline-level="1" text:style-name="rststyle-heading1">Source bölümü</text:h>
        <text:p text:style-name="rststyle-textbody">Bu bölümde kaynağın özellikleri belirtilir. <text:span text:style-name="rststyle-strong">Name</text:span>, <text:span text:style-name="rststyle-strong">Homepage</text:span>, <text:span text:style-name="rststyle-strong">*Packager</text:span>, <text:span text:style-name="rststyle-strong">Summary</text:span>, <text:span text:style-name="rststyle-strong">Description</text:span>, <text:span text:style-name="rststyle-strong">Archive</text:span> kısımları zorunludur.</text:p>
        <text:p text:style-name="rststyle-textbody"><text:span text:style-name="rststyle-strong">Archive</text:span> kısmı birden fazla olabilir.</text:p>
        <text:p text:style-name="rststyle-textbody">Archive türü ikili dosyaysa veya açılmayacaksa <text:span text:style-name="rststyle-strong">type="binary"</text:span> eklemeniz gerekmektedir. (<text:span text:style-name="rststyle-quotation">&lt;Archive sha1sum="..." type="archive"&gt;https://.../file.bin&lt;/Archive&gt;</text:span>)</text:p>
        <text:p text:style-name="rststyle-textbody"><text:span text:style-name="rststyle-strong">BuildDependency</text:span> kısmında yazılan paketler derleme öncesi kurulur. Oluşturulan paketlere bağımlılık olarak eklenmez.</text:p>
        <ns0:p ns0:style-name="rststyle-codeblock">&lt;Source&gt;<ns0:line-break/><ns0:s ns0:c="7"/>&lt;Name&gt;bash&lt;/Name&gt;<ns0:line-break/><ns0:s ns0:c="7"/>&lt;Homepage&gt;https://www.gnu.org/software/bash&lt;/Homepage&gt;<ns0:line-break/><ns0:s ns0:c="7"/>&lt;Packager&gt;<ns0:line-break/><ns0:s ns0:c="12"/>&lt;Name&gt;Ali Rıza KESKİN&lt;/Name&gt;<ns0:line-break/><ns0:s ns0:c="12"/>&lt;Email&gt;paledega@yandex.ru&lt;/Email&gt;<ns0:line-break/><ns0:s ns0:c="7"/>&lt;/Packager&gt;<ns0:line-break/><ns0:s ns0:c="7"/>&lt;License&gt;GPLv2&lt;/License&gt;<ns0:line-break/><ns0:s ns0:c="7"/>&lt;IsA&gt;app:console&lt;/IsA&gt;<ns0:line-break/><ns0:s ns0:c="7"/>&lt;!--&lt;Rfp&gt;Bu paket deneyseldir&lt;/Rfp&gt;--&gt;<ns0:line-break/><ns0:s ns0:c="7"/>&lt;PartOf&gt;system.base&lt;/PartOf&gt;<ns0:line-break/><ns0:s ns0:c="7"/>&lt;Summary&gt;Bourne-Again shell&lt;/Summary&gt;<ns0:line-break/><ns0:s ns0:c="7"/>&lt;Description&gt;GNU bash shell&lt;/Description&gt;<ns0:line-break/><ns0:s ns0:c="7"/>&lt;Archive sha1sum="d116b469b9e6ea5264a74661d3a4c797da7f997b"&gt;https://ftp.gnu.org/gnu/bash/bash-5.0.tar.gz&lt;/Archive&gt;<ns0:line-break/><ns0:s ns0:c="7"/>&lt;BuildDependencies&gt;<ns0:line-break/><ns0:s ns0:c="11"/>&lt;Dependency&gt;ncurses-devel&lt;/Dependency&gt;<ns0:line-break/><ns0:s ns0:c="11"/>&lt;Dependency&gt;readline-devel&lt;/Dependency&gt;<ns0:line-break/><ns0:s ns0:c="7"/>&lt;/BuildDependencies&gt;<ns0:line-break/><ns0:s ns0:c="3"/>&lt;/Source&gt;</ns0:p>
        <text:span text:style-name="rststyle-name">
          <text:span text:style-name="rststyle-tag">&lt;Source&gt;</text:span>
        </text:span>
        <text:span text:style-name="rststyle-whitespace">
       </text:span>
        <text:span text:style-name="rststyle-name">
          <text:span text:style-name="rststyle-tag">&lt;Name&gt;</text:span>
        </text:span>
        <text:span text:style-name="rststyle-name">
          <text:span text:style-name="rststyle-tag">&lt;/Name&gt;</text:span>
        </text:span>
        <text:span text:style-name="rststyle-whitespace">
       </text:span>
        <text:span text:style-name="rststyle-name">
          <text:span text:style-name="rststyle-tag">&lt;Homepage&gt;</text:span>
        </text:span>
        <text:span text:style-name="rststyle-name">
          <text:span text:style-name="rststyle-tag">&lt;/Homepage&gt;</text:span>
        </text:span>
        <text:span text:style-name="rststyle-whitespace">
       </text:span>
        <text:span text:style-name="rststyle-name">
          <text:span text:style-name="rststyle-tag">&lt;Packager&gt;</text:span>
        </text:span>
        <text:span text:style-name="rststyle-whitespace">
            </text:span>
        <text:span text:style-name="rststyle-name">
          <text:span text:style-name="rststyle-tag">&lt;Name&gt;</text:span>
        </text:span>
        <text:span text:style-name="rststyle-whitespace"> </text:span>
        <text:span text:style-name="rststyle-whitespace"> </text:span>
        <text:span text:style-name="rststyle-name">
          <text:span text:style-name="rststyle-tag">&lt;/Name&gt;</text:span>
        </text:span>
        <text:span text:style-name="rststyle-whitespace">
            </text:span>
        <text:span text:style-name="rststyle-name">
          <text:span text:style-name="rststyle-tag">&lt;Email&gt;</text:span>
        </text:span>
        <text:span text:style-name="rststyle-name">
          <text:span text:style-name="rststyle-tag">&lt;/Email&gt;</text:span>
        </text:span>
        <text:span text:style-name="rststyle-whitespace">
       </text:span>
        <text:span text:style-name="rststyle-name">
          <text:span text:style-name="rststyle-tag">&lt;/Packager&gt;</text:span>
        </text:span>
        <text:span text:style-name="rststyle-whitespace">
       </text:span>
        <text:span text:style-name="rststyle-name">
          <text:span text:style-name="rststyle-tag">&lt;License&gt;</text:span>
        </text:span>
        <text:span text:style-name="rststyle-name">
          <text:span text:style-name="rststyle-tag">&lt;/License&gt;</text:span>
        </text:span>
        <text:span text:style-name="rststyle-whitespace">
       </text:span>
        <text:span text:style-name="rststyle-name">
          <text:span text:style-name="rststyle-tag">&lt;IsA&gt;</text:span>
        </text:span>
        <text:span text:style-name="rststyle-name">
          <text:span text:style-name="rststyle-tag">&lt;/IsA&gt;</text:span>
        </text:span>
        <text:span text:style-name="rststyle-whitespace">
       </text:span>
        <text:span text:style-name="rststyle-comment">
          <text:span text:style-name="rststyle-multiline">&lt;!--&lt;Rfp&gt;Bu paket deneyseldir&lt;/Rfp&gt;--&gt;</text:span>
        </text:span>
        <text:span text:style-name="rststyle-whitespace">
       </text:span>
        <text:span text:style-name="rststyle-name">
          <text:span text:style-name="rststyle-tag">&lt;PartOf&gt;</text:span>
        </text:span>
        <text:span text:style-name="rststyle-name">
          <text:span text:style-name="rststyle-tag">&lt;/PartOf&gt;</text:span>
        </text:span>
        <text:span text:style-name="rststyle-whitespace">
       </text:span>
        <text:span text:style-name="rststyle-name">
          <text:span text:style-name="rststyle-tag">&lt;Summary&gt;</text:span>
        </text:span>
        <text:span text:style-name="rststyle-whitespace"> </text:span>
        <text:span text:style-name="rststyle-name">
          <text:span text:style-name="rststyle-tag">&lt;/Summary&gt;</text:span>
        </text:span>
        <text:span text:style-name="rststyle-whitespace">
       </text:span>
        <text:span text:style-name="rststyle-name">
          <text:span text:style-name="rststyle-tag">&lt;Description&gt;</text:span>
        </text:span>
        <text:span text:style-name="rststyle-whitespace"> </text:span>
        <text:span text:style-name="rststyle-whitespace"> </text:span>
        <text:span text:style-name="rststyle-name">
          <text:span text:style-name="rststyle-tag">&lt;/Description&gt;</text:span>
        </text:span>
        <text:span text:style-name="rststyle-whitespace">
       </text:span>
        <text:span text:style-name="rststyle-name">
          <text:span text:style-name="rststyle-tag">&lt;Archive</text:span>
        </text:span>
        <text:span text:style-name="rststyle-whitespace"> </text:span>
        <text:span text:style-name="rststyle-name">
          <text:span text:style-name="rststyle-attribute">sha1sum=</text:span>
        </text:span>
        <text:span text:style-name="rststyle-literal">
          <text:span text:style-name="rststyle-string">"d116b469b9e6ea5264a74661d3a4c797da7f997b"</text:span>
        </text:span>
        <text:span text:style-name="rststyle-name">
          <text:span text:style-name="rststyle-tag">&gt;</text:span>
        </text:span>
        <text:span text:style-name="rststyle-name">
          <text:span text:style-name="rststyle-tag">&lt;/Archive&gt;</text:span>
        </text:span>
        <text:span text:style-name="rststyle-whitespace">
       </text:span>
        <text:span text:style-name="rststyle-name">
          <text:span text:style-name="rststyle-tag">&lt;BuildDependencies&gt;</text:span>
        </text:span>
        <text:span text:style-name="rststyle-whitespace">
           </text:span>
        <text:span text:style-name="rststyle-name">
          <text:span text:style-name="rststyle-tag">&lt;Dependency&gt;</text:span>
        </text:span>
        <text:span text:style-name="rststyle-name">
          <text:span text:style-name="rststyle-tag">&lt;/Dependency&gt;</text:span>
        </text:span>
        <text:span text:style-name="rststyle-whitespace">
           </text:span>
        <text:span text:style-name="rststyle-name">
          <text:span text:style-name="rststyle-tag">&lt;Dependency&gt;</text:span>
        </text:span>
        <text:span text:style-name="rststyle-name">
          <text:span text:style-name="rststyle-tag">&lt;/Dependency&gt;</text:span>
        </text:span>
        <text:span text:style-name="rststyle-whitespace">
       </text:span>
        <text:span text:style-name="rststyle-name">
          <text:span text:style-name="rststyle-tag">&lt;/BuildDependencies&gt;</text:span>
        </text:span>
        <text:span text:style-name="rststyle-whitespace">
   </text:span>
        <text:span text:style-name="rststyle-name">
          <text:span text:style-name="rststyle-tag">&lt;/Source&gt;</text:span>
        </text:span>
        <text:p text:style-name="rststyle-textbody">Eğer <text:span text:style-name="rststyle-strong">Rfp</text:span> tagı kullanırsanız paket <text:span text:style-name="rststyle-strong">Rfp</text:span> olarak oluşturulur. Bu paketler kararlı olmayan veya deneysel paketlerdir. Derlenirken ve kurulurken onay ister. Onay mesajını bu tagın arasına yazmalısınız. <text:span text:style-name="rststyle-strong">Rfp</text:span> paketler Sulin deposunda bulunmaz.</text:p>
      </text:section>
      <text:section text:name="Section13" text:style-name="Sect1">
        <text:h text:outline-level="1" text:style-name="rststyle-heading1">Package bölümü</text:h>
        <text:p text:style-name="rststyle-textbody">Bu bölüm birden çok kez bulunabilir. Paket oluşturulurken kullanılır. <text:span text:style-name="rststyle-strong">Name</text:span>, <text:span text:style-name="rststyle-strong">Files</text:span> kısımları zorunludur.</text:p>
        <text:p text:style-name="rststyle-textbody"><text:span text:style-name="rststyle-strong">File</text:span> kısmında en az 1 tane <text:span text:style-name="rststyle-strong">Path</text:span> bulunmalıdır ve <text:span text:style-name="rststyle-strong">fileType</text:span> değeri belirtilmek zorundadır. Bu değer <text:span text:style-name="rststyle-strong">config</text:span>, <text:span text:style-name="rststyle-strong">executable</text:span>, <text:span text:style-name="rststyle-strong">library</text:span>, <text:span text:style-name="rststyle-strong">header</text:span>, <text:span text:style-name="rststyle-strong">localedata</text:span>, <text:span text:style-name="rststyle-strong">data</text:span>, <text:span text:style-name="rststyle-strong">info</text:span> alabilir.</text:p>
        <ns0:p ns0:style-name="rststyle-codeblock">&lt;Package&gt;<ns0:line-break/><ns0:s ns0:c="7"/>&lt;Name&gt;bash&lt;/Name&gt;<ns0:line-break/><ns0:s ns0:c="7"/>&lt;IsA&gt;postOps&lt;/IsA&gt;<ns0:line-break/><ns0:s ns0:c="7"/>&lt;IsA&gt;app:console&lt;/IsA&gt;<ns0:line-break/><ns0:s ns0:c="7"/>&lt;RuntimeDependencies&gt;<ns0:line-break/><ns0:s ns0:c="11"/>&lt;Dependency&gt;ncurses&lt;/Dependency&gt;<ns0:line-break/><ns0:s ns0:c="7"/>&lt;/RuntimeDependencies&gt;<ns0:line-break/><ns0:s ns0:c="7"/>&lt;Files&gt;<ns0:line-break/><ns0:s ns0:c="11"/>&lt;Path fileType="config"&gt;/etc&lt;/Path&gt;<ns0:line-break/><ns0:s ns0:c="11"/>&lt;Path fileType="executable"&gt;/bin&lt;/Path&gt;<ns0:line-break/><ns0:s ns0:c="11"/>&lt;Path fileType="executable"&gt;/usr/bin&lt;/Path&gt;<ns0:line-break/><ns0:s ns0:c="11"/>&lt;Path fileType="info"&gt;/usr/share/info&lt;/Path&gt;<ns0:line-break/><ns0:s ns0:c="11"/>&lt;Path fileType="header"&gt;/usr/include&lt;/Path&gt;<ns0:line-break/><ns0:s ns0:c="11"/>&lt;Path fileType="library"&gt;/usr/lib/&lt;/Path&gt;<ns0:line-break/><ns0:s ns0:c="11"/>&lt;Path fileType="localedata"&gt;/usr/share/locale&lt;/Path&gt;<ns0:line-break/><ns0:s ns0:c="7"/>&lt;/Files&gt;<ns0:line-break/><ns0:s ns0:c="3"/>&lt;/Package&gt;</ns0:p>
        <text:span text:style-name="rststyle-name">
          <text:span text:style-name="rststyle-tag">&lt;Package&gt;</text:span>
        </text:span>
        <text:span text:style-name="rststyle-whitespace">
       </text:span>
        <text:span text:style-name="rststyle-name">
          <text:span text:style-name="rststyle-tag">&lt;Name&gt;</text:span>
        </text:span>
        <text:span text:style-name="rststyle-name">
          <text:span text:style-name="rststyle-tag">&lt;/Name&gt;</text:span>
        </text:span>
        <text:span text:style-name="rststyle-whitespace">
       </text:span>
        <text:span text:style-name="rststyle-name">
          <text:span text:style-name="rststyle-tag">&lt;IsA&gt;</text:span>
        </text:span>
        <text:span text:style-name="rststyle-name">
          <text:span text:style-name="rststyle-tag">&lt;/IsA&gt;</text:span>
        </text:span>
        <text:span text:style-name="rststyle-whitespace">
       </text:span>
        <text:span text:style-name="rststyle-name">
          <text:span text:style-name="rststyle-tag">&lt;IsA&gt;</text:span>
        </text:span>
        <text:span text:style-name="rststyle-name">
          <text:span text:style-name="rststyle-tag">&lt;/IsA&gt;</text:span>
        </text:span>
        <text:span text:style-name="rststyle-whitespace">
       </text:span>
        <text:span text:style-name="rststyle-name">
          <text:span text:style-name="rststyle-tag">&lt;RuntimeDependencies&gt;</text:span>
        </text:span>
        <text:span text:style-name="rststyle-whitespace">
           </text:span>
        <text:span text:style-name="rststyle-name">
          <text:span text:style-name="rststyle-tag">&lt;Dependency&gt;</text:span>
        </text:span>
        <text:span text:style-name="rststyle-name">
          <text:span text:style-name="rststyle-tag">&lt;/Dependency&gt;</text:span>
        </text:span>
        <text:span text:style-name="rststyle-whitespace">
       </text:span>
        <text:span text:style-name="rststyle-name">
          <text:span text:style-name="rststyle-tag">&lt;/RuntimeDependencies&gt;</text:span>
        </text:span>
        <text:span text:style-name="rststyle-whitespace">
       </text:span>
        <text:span text:style-name="rststyle-name">
          <text:span text:style-name="rststyle-tag">&lt;Files&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config"</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info"</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header"</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library"</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localedata"</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Files&gt;</text:span>
        </text:span>
        <text:span text:style-name="rststyle-whitespace">
   </text:span>
        <text:span text:style-name="rststyle-name">
          <text:span text:style-name="rststyle-tag">&lt;/Package&gt;</text:span>
        </text:span>
        <text:p text:style-name="rststyle-textbody"><text:span text:style-name="rststyle-strong">RuntimeDependencies</text:span> kısmında yazılan paketler paketlere bağımlılık olarak eklenir. Derleme öncesi kurulacak listesine eklenmez.</text:p>
        <text:p text:style-name="rststyle-textbody"><text:span text:style-name="rststyle-strong">fileType</text:span> türüne <text:span text:style-name="rststyle-strong">config</text:span> verirseniz o dizindeki dosyaları ayar dosyası olarak ekler. Paket güncelleme esnasında configleri kullanıcılar isterse güncellemeyebilir.</text:p>
        <text:p text:style-name="rststyle-textbody"><text:span text:style-name="rststyle-strong">IsA</text:span> değerini <text:span text:style-name="rststyle-strong">postOps</text:span> ayarlarsanız paketin içine <text:span text:style-name="rststyle-strong">postoperations.py</text:span> dosyası eklenir. Bu dosya kurulum aşamasında çalıştırılacak betik dosyasıdır.</text:p>
      </text:section>
      <text:section text:name="Section14" text:style-name="Sect1">
        <text:h text:outline-level="1" text:style-name="rststyle-heading1">History bölümü</text:h>
        <text:p text:style-name="rststyle-textbody">Bu bölümde paket geçmişi bulunur. Dernenen paket sürümü en güncel olanın sürümü olarak alınır. <text:span text:style-name="rststyle-strong">Update</text:span> kısmı birden çok kez bulunabilir ve en az 1 tane bulunmalıdır.</text:p>
        <ns0:p ns0:style-name="rststyle-codeblock">&lt;History&gt;<ns0:line-break/><ns0:s ns0:c="4"/>&lt;Update release="1"&gt;<ns0:line-break/><ns0:s ns0:c="11"/>&lt;Date&gt;2019-01-17&lt;/Date&gt;<ns0:line-break/><ns0:s ns0:c="11"/>&lt;Version&gt;5.0&lt;/Version&gt;<ns0:line-break/><ns0:s ns0:c="11"/>&lt;Comment&gt;First release&lt;/Comment&gt;<ns0:line-break/><ns0:s ns0:c="11"/>&lt;Name&gt;Ali Rıza KESKİN&lt;/Name&gt;<ns0:line-break/><ns0:s ns0:c="11"/>&lt;Email&gt;paledega@yandex.ru&lt;/Email&gt;<ns0:line-break/><ns0:s ns0:c="4"/>&lt;/Update&gt;<ns0:line-break/>&lt;/History&gt;</ns0:p>
        <text:span text:style-name="rststyle-name">
          <text:span text:style-name="rststyle-tag">&lt;History&gt;</text:span>
        </text:span>
        <text:span text:style-name="rststyle-whitespace">
    </text:span>
        <text:span text:style-name="rststyle-name">
          <text:span text:style-name="rststyle-tag">&lt;Update</text:span>
        </text:span>
        <text:span text:style-name="rststyle-whitespace"> </text:span>
        <text:span text:style-name="rststyle-name">
          <text:span text:style-name="rststyle-attribute">release=</text:span>
        </text:span>
        <text:span text:style-name="rststyle-literal">
          <text:span text:style-name="rststyle-string">"1"</text:span>
        </text:span>
        <text:span text:style-name="rststyle-name">
          <text:span text:style-name="rststyle-tag">&gt;</text:span>
        </text:span>
        <text:span text:style-name="rststyle-whitespace">
           </text:span>
        <text:span text:style-name="rststyle-name">
          <text:span text:style-name="rststyle-tag">&lt;Date&gt;</text:span>
        </text:span>
        <text:span text:style-name="rststyle-name">
          <text:span text:style-name="rststyle-tag">&lt;/Date&gt;</text:span>
        </text:span>
        <text:span text:style-name="rststyle-whitespace">
           </text:span>
        <text:span text:style-name="rststyle-name">
          <text:span text:style-name="rststyle-tag">&lt;Version&gt;</text:span>
        </text:span>
        <text:span text:style-name="rststyle-name">
          <text:span text:style-name="rststyle-tag">&lt;/Version&gt;</text:span>
        </text:span>
        <text:span text:style-name="rststyle-whitespace">
           </text:span>
        <text:span text:style-name="rststyle-name">
          <text:span text:style-name="rststyle-tag">&lt;Comment&gt;</text:span>
        </text:span>
        <text:span text:style-name="rststyle-whitespace"> </text:span>
        <text:span text:style-name="rststyle-name">
          <text:span text:style-name="rststyle-tag">&lt;/Comment&gt;</text:span>
        </text:span>
        <text:span text:style-name="rststyle-whitespace">
           </text:span>
        <text:span text:style-name="rststyle-name">
          <text:span text:style-name="rststyle-tag">&lt;Name&gt;</text:span>
        </text:span>
        <text:span text:style-name="rststyle-whitespace"> </text:span>
        <text:span text:style-name="rststyle-whitespace"> </text:span>
        <text:span text:style-name="rststyle-name">
          <text:span text:style-name="rststyle-tag">&lt;/Name&gt;</text:span>
        </text:span>
        <text:span text:style-name="rststyle-whitespace">
           </text:span>
        <text:span text:style-name="rststyle-name">
          <text:span text:style-name="rststyle-tag">&lt;Email&gt;</text:span>
        </text:span>
        <text:span text:style-name="rststyle-name">
          <text:span text:style-name="rststyle-tag">&lt;/Email&gt;</text:span>
        </text:span>
        <text:span text:style-name="rststyle-whitespace">
    </text:span>
        <text:span text:style-name="rststyle-name">
          <text:span text:style-name="rststyle-tag">&lt;/Update&gt;</text:span>
        </text:span>
        <text:span text:style-name="rststyle-whitespace">
</text:span>
        <text:span text:style-name="rststyle-name">
          <text:span text:style-name="rststyle-tag">&lt;/History&gt;</text:span>
        </text:span>
        <text:section text:name="Section15" text:style-name="Sect2">
          <text:h text:outline-level="2" text:style-name="rststyle-heading2">Pspec.py dosyası</text:h>
          <text:p text:style-name="rststyle-textbody">Bu dosya doğrudan kullanılmaz. Bu dosyayı <text:span text:style-name="rststyle-strong">pspec.xml</text:span> üretmek için kullanırız. Bu dosyanın bulunduğu dizinde <text:span text:style-name="rststyle-strong">genpspec</text:span> komutunu çalıştırarak <text:span text:style-name="rststyle-strong">pspec.xml</text:span> dosyasını üretebilirsiniz.
Bu dosya bir olarak python sınıfıdır. Ve alt sınıflardan oluşur.</text:p>
          <ns0:p ns0:style-name="rststyle-codeblock">class inary:<ns0:line-break/><ns0:s ns0:c="4"/>class source:<ns0:line-break/><ns0:s ns0:c="8"/># Source bölümü<ns0:line-break/><ns0:s ns0:c="4"/>class pkg_bash:<ns0:line-break/><ns0:s ns0:c="8"/># Package bölümü<ns0:line-break/><ns0:s ns0:c="4"/>class history:<ns0:line-break/><ns0:s ns0:c="8"/># History bölümü</ns0:p>
          <text:span text:style-name="rststyle-keyword">class</text:span>
          <text:span text:style-name="rststyle-whitespace"> </text:span>
          <text:span text:style-name="rststyle-name">
            <text:span text:style-name="rststyle-class">inary</text:span>
          </text:span>
          <text:span text:style-name="rststyle-punctuation">:</text:span>
          <text:span text:style-name="rststyle-whitespace">
</text:span>
          <text:span text:style-name="rststyle-keyword">class</text:span>
          <text:span text:style-name="rststyle-whitespace"> </text:span>
          <text:span text:style-name="rststyle-name">
            <text:span text:style-name="rststyle-class">source</text:span>
          </text:span>
          <text:span text:style-name="rststyle-punctuation">:</text:span>
          <text:span text:style-name="rststyle-whitespace">
</text:span>
          <text:span text:style-name="rststyle-comment">
            <text:span text:style-name="rststyle-single"># Source bölümü</text:span>
          </text:span>
          <text:span text:style-name="rststyle-whitespace">
</text:span>
          <text:span text:style-name="rststyle-keyword">class</text:span>
          <text:span text:style-name="rststyle-whitespace"> </text:span>
          <text:span text:style-name="rststyle-name">
            <text:span text:style-name="rststyle-class">pkg_bash</text:span>
          </text:span>
          <text:span text:style-name="rststyle-punctuation">:</text:span>
          <text:span text:style-name="rststyle-whitespace">
</text:span>
          <text:span text:style-name="rststyle-comment">
            <text:span text:style-name="rststyle-single"># Package bölümü</text:span>
          </text:span>
          <text:span text:style-name="rststyle-whitespace">
</text:span>
          <text:span text:style-name="rststyle-keyword">class</text:span>
          <text:span text:style-name="rststyle-whitespace"> </text:span>
          <text:span text:style-name="rststyle-name">
            <text:span text:style-name="rststyle-class">history</text:span>
          </text:span>
          <text:span text:style-name="rststyle-punctuation">:</text:span>
          <text:span text:style-name="rststyle-whitespace">
</text:span>
          <text:span text:style-name="rststyle-comment">
            <text:span text:style-name="rststyle-single"># History bölümü</text:span>
          </text:span>
        </text:section>
      </text:section>
      <text:section text:name="Section16" text:style-name="Sect1">
        <text:h text:outline-level="1" text:style-name="rststyle-heading1">Source bölümü</text:h>
        <text:p text:style-name="rststyle-textbody">Bu bölümde kaynağın özellikleri belirtilir. <text:span text:style-name="rststyle-strong">packages</text:span> dizisindeki elemanların adına sahip olan sınıflar <text:span text:style-name="rststyle-strong">pspec.xml</text:span> oluşturulurken kullanılır.</text:p>
        <ns0:p ns0:style-name="rststyle-codeblock">class source:<ns0:line-break/><ns0:s ns0:c="4"/>name = "bash"<ns0:line-break/><ns0:s ns0:c="4"/>homepage = "http://cnswww.cns.cwru.edu/~chet/bash/bashtop.html"<ns0:line-break/><ns0:s ns0:c="4"/>class packager:<ns0:line-break/><ns0:s ns0:c="8"/>name = "Süleyman POYRAZ"<ns0:line-break/><ns0:s ns0:c="8"/>email = "zaryob.dev@gmail.com"<ns0:line-break/><ns0:s ns0:c="4"/>license = ['GPLv2']<ns0:line-break/><ns0:s ns0:c="4"/>isa = ['app:console']<ns0:line-break/><ns0:s ns0:c="4"/>partof = "system.base"<ns0:line-break/><ns0:s ns0:c="4"/>summary = "Bourne-Again shell"<ns0:line-break/><ns0:s ns0:c="4"/>description = "GNU bash shell"<ns0:line-break/><ns0:s ns0:c="4"/>archive = [<ns0:line-break/><ns0:s ns0:c="8"/>("6399bd1f9ef4dd0d901c7b76737bc409de73c77a","https://ftp.gnu.org/gnu/bash/bash-5.1.8.tar.gz"),<ns0:line-break/><ns0:s ns0:c="4"/>]<ns0:line-break/><ns0:s ns0:c="4"/>builddependencies = ['ncurses-devel', 'readline-devel']<ns0:line-break/><ns0:s ns0:c="4"/>packages = ['pkg_bash', 'pkg_bash_devel', 'pkg_bash_docs', 'pkg_bash_pages']</ns0:p>
        <text:span text:style-name="rststyle-keyword">class</text:span>
        <text:span text:style-name="rststyle-whitespace"> </text:span>
        <text:span text:style-name="rststyle-name">
          <text:span text:style-name="rststyle-class">source</text:span>
        </text:span>
        <text:span text:style-name="rststyle-punctuation">:</text:span>
        <text:span text:style-name="rststyle-whitespace">
</text:span>
        <text:span text:style-name="rststyle-name">name</text:span>
        <text:span text:style-name="rststyle-operator">=</text:span>
        <text:span text:style-name="rststyle-literal">
          <text:span text:style-name="rststyle-string">
            <text:span text:style-name="rststyle-double">"bash"</text:span>
          </text:span>
        </text:span>
        <text:span text:style-name="rststyle-whitespace">
</text:span>
        <text:span text:style-name="rststyle-name">homepage</text:span>
        <text:span text:style-name="rststyle-operator">=</text:span>
        <text:span text:style-name="rststyle-literal">
          <text:span text:style-name="rststyle-string">
            <text:span text:style-name="rststyle-double">"http://cnswww.cns.cwru.edu/~chet/bash/bashtop.html"</text:span>
          </text:span>
        </text:span>
        <text:span text:style-name="rststyle-whitespace">
</text:span>
        <text:span text:style-name="rststyle-keyword">class</text:span>
        <text:span text:style-name="rststyle-whitespace"> </text:span>
        <text:span text:style-name="rststyle-name">
          <text:span text:style-name="rststyle-class">packager</text:span>
        </text:span>
        <text:span text:style-name="rststyle-punctuation">:</text:span>
        <text:span text:style-name="rststyle-whitespace">
</text:span>
        <text:span text:style-name="rststyle-name">name</text:span>
        <text:span text:style-name="rststyle-operator">=</text:span>
        <text:span text:style-name="rststyle-literal">
          <text:span text:style-name="rststyle-string">
            <text:span text:style-name="rststyle-double">"Süleyman POYRAZ"</text:span>
          </text:span>
        </text:span>
        <text:span text:style-name="rststyle-whitespace">
</text:span>
        <text:span text:style-name="rststyle-name">email</text:span>
        <text:span text:style-name="rststyle-operator">=</text:span>
        <text:span text:style-name="rststyle-literal">
          <text:span text:style-name="rststyle-string">
            <text:span text:style-name="rststyle-double">"zaryob.dev@gmail.com"</text:span>
          </text:span>
        </text:span>
        <text:span text:style-name="rststyle-whitespace">
</text:span>
        <text:span text:style-name="rststyle-name">license</text:span>
        <text:span text:style-name="rststyle-operator">=</text:span>
        <text:span text:style-name="rststyle-punctuation">[</text:span>
        <text:span text:style-name="rststyle-literal">
          <text:span text:style-name="rststyle-string">
            <text:span text:style-name="rststyle-single">'GPLv2'</text:span>
          </text:span>
        </text:span>
        <text:span text:style-name="rststyle-punctuation">]</text:span>
        <text:span text:style-name="rststyle-whitespace">
</text:span>
        <text:span text:style-name="rststyle-name">isa</text:span>
        <text:span text:style-name="rststyle-operator">=</text:span>
        <text:span text:style-name="rststyle-punctuation">[</text:span>
        <text:span text:style-name="rststyle-literal">
          <text:span text:style-name="rststyle-string">
            <text:span text:style-name="rststyle-single">'app:console'</text:span>
          </text:span>
        </text:span>
        <text:span text:style-name="rststyle-punctuation">]</text:span>
        <text:span text:style-name="rststyle-whitespace">
</text:span>
        <text:span text:style-name="rststyle-name">partof</text:span>
        <text:span text:style-name="rststyle-operator">=</text:span>
        <text:span text:style-name="rststyle-literal">
          <text:span text:style-name="rststyle-string">
            <text:span text:style-name="rststyle-double">"system.base"</text:span>
          </text:span>
        </text:span>
        <text:span text:style-name="rststyle-whitespace">
</text:span>
        <text:span text:style-name="rststyle-name">summary</text:span>
        <text:span text:style-name="rststyle-operator">=</text:span>
        <text:span text:style-name="rststyle-literal">
          <text:span text:style-name="rststyle-string">
            <text:span text:style-name="rststyle-double">"Bourne-Again shell"</text:span>
          </text:span>
        </text:span>
        <text:span text:style-name="rststyle-whitespace">
</text:span>
        <text:span text:style-name="rststyle-name">description</text:span>
        <text:span text:style-name="rststyle-operator">=</text:span>
        <text:span text:style-name="rststyle-literal">
          <text:span text:style-name="rststyle-string">
            <text:span text:style-name="rststyle-double">"GNU bash shell"</text:span>
          </text:span>
        </text:span>
        <text:span text:style-name="rststyle-whitespace">
</text:span>
        <text:span text:style-name="rststyle-name">archive</text:span>
        <text:span text:style-name="rststyle-operator">=</text:span>
        <text:span text:style-name="rststyle-punctuation">[</text:span>
        <text:span text:style-name="rststyle-whitespace">
</text:span>
        <text:span text:style-name="rststyle-punctuation">(</text:span>
        <text:span text:style-name="rststyle-literal">
          <text:span text:style-name="rststyle-string">
            <text:span text:style-name="rststyle-double">"6399bd1f9ef4dd0d901c7b76737bc409de73c77a"</text:span>
          </text:span>
        </text:span>
        <text:span text:style-name="rststyle-punctuation">,</text:span>
        <text:span text:style-name="rststyle-literal">
          <text:span text:style-name="rststyle-string">
            <text:span text:style-name="rststyle-double">"https://ftp.gnu.org/gnu/bash/bash-5.1.8.tar.gz"</text:span>
          </text:span>
        </text:span>
        <text:span text:style-name="rststyle-punctuation">),</text:span>
        <text:span text:style-name="rststyle-whitespace">
</text:span>
        <text:span text:style-name="rststyle-punctuation">]</text:span>
        <text:span text:style-name="rststyle-whitespace">
</text:span>
        <text:span text:style-name="rststyle-name">builddependencies</text:span>
        <text:span text:style-name="rststyle-operator">=</text:span>
        <text:span text:style-name="rststyle-punctuation">[</text:span>
        <text:span text:style-name="rststyle-literal">
          <text:span text:style-name="rststyle-string">
            <text:span text:style-name="rststyle-single">'ncurses-devel'</text:span>
          </text:span>
        </text:span>
        <text:span text:style-name="rststyle-punctuation">,</text:span>
        <text:span text:style-name="rststyle-literal">
          <text:span text:style-name="rststyle-string">
            <text:span text:style-name="rststyle-single">'readline-devel'</text:span>
          </text:span>
        </text:span>
        <text:span text:style-name="rststyle-punctuation">]</text:span>
        <text:span text:style-name="rststyle-whitespace">
</text:span>
        <text:span text:style-name="rststyle-name">packages</text:span>
        <text:span text:style-name="rststyle-operator">=</text:span>
        <text:span text:style-name="rststyle-punctuation">[</text:span>
        <text:span text:style-name="rststyle-literal">
          <text:span text:style-name="rststyle-string">
            <text:span text:style-name="rststyle-single">'pkg_bash'</text:span>
          </text:span>
        </text:span>
        <text:span text:style-name="rststyle-punctuation">,</text:span>
        <text:span text:style-name="rststyle-literal">
          <text:span text:style-name="rststyle-string">
            <text:span text:style-name="rststyle-single">'pkg_bash_devel'</text:span>
          </text:span>
        </text:span>
        <text:span text:style-name="rststyle-punctuation">,</text:span>
        <text:span text:style-name="rststyle-literal">
          <text:span text:style-name="rststyle-string">
            <text:span text:style-name="rststyle-single">'pkg_bash_docs'</text:span>
          </text:span>
        </text:span>
        <text:span text:style-name="rststyle-punctuation">,</text:span>
        <text:span text:style-name="rststyle-literal">
          <text:span text:style-name="rststyle-string">
            <text:span text:style-name="rststyle-single">'pkg_bash_pages'</text:span>
          </text:span>
        </text:span>
        <text:span text:style-name="rststyle-punctuation">]</text:span>
      </text:section>
      <text:section text:name="Section17" text:style-name="Sect1">
        <text:h text:outline-level="1" text:style-name="rststyle-heading1">Package bölümü</text:h>
        <text:p text:style-name="rststyle-textbody">Bu bölümde paket özellikleri yer alır. Bu bölümün sınıf adını <text:span text:style-name="rststyle-strong">Source</text:span> bölümündeki <text:span text:style-name="rststyle-strong">packages</text:span> dizisi içine eklediğinizde buradaki değerler kullanılır.</text:p>
        <ns0:p ns0:style-name="rststyle-codeblock">class pkg_bash<ns0:line-break/><ns0:s ns0:c="4"/>name = "bash"<ns0:line-break/><ns0:s ns0:c="4"/>runtimedependencies = ["ncurses"]<ns0:line-break/><ns0:s ns0:c="4"/>files = [<ns0:line-break/><ns0:s ns0:c="8"/>("config","/etc"),<ns0:line-break/><ns0:s ns0:c="8"/>("executable","/bin"),<ns0:line-break/><ns0:s ns0:c="8"/>("info","/usr/share/info"),<ns0:line-break/><ns0:s ns0:c="8"/>("library","/lib"),<ns0:line-break/><ns0:s ns0:c="8"/>("localedata","/usr/share/locale"),<ns0:line-break/><ns0:s ns0:c="4"/>]</ns0:p>
        <text:span text:style-name="rststyle-keyword">class</text:span>
        <text:span text:style-name="rststyle-whitespace"> </text:span>
        <text:span text:style-name="rststyle-name">
          <text:span text:style-name="rststyle-class">pkg_bash</text:span>
        </text:span>
        <text:span text:style-name="rststyle-whitespace">
</text:span>
        <text:span text:style-name="rststyle-name">name</text:span>
        <text:span text:style-name="rststyle-operator">=</text:span>
        <text:span text:style-name="rststyle-literal">
          <text:span text:style-name="rststyle-string">
            <text:span text:style-name="rststyle-double">"bash"</text:span>
          </text:span>
        </text:span>
        <text:span text:style-name="rststyle-whitespace">
</text:span>
        <text:span text:style-name="rststyle-name">runtimedependencies</text:span>
        <text:span text:style-name="rststyle-operator">=</text:span>
        <text:span text:style-name="rststyle-punctuation">[</text:span>
        <text:span text:style-name="rststyle-literal">
          <text:span text:style-name="rststyle-string">
            <text:span text:style-name="rststyle-double">"ncurses"</text:span>
          </text:span>
        </text:span>
        <text:span text:style-name="rststyle-punctuation">]</text:span>
        <text:span text:style-name="rststyle-whitespace">
</text:span>
        <text:span text:style-name="rststyle-name">files</text:span>
        <text:span text:style-name="rststyle-operator">=</text:span>
        <text:span text:style-name="rststyle-punctuation">[</text:span>
        <text:span text:style-name="rststyle-whitespace">
</text:span>
        <text:span text:style-name="rststyle-punctuation">(</text:span>
        <text:span text:style-name="rststyle-literal">
          <text:span text:style-name="rststyle-string">
            <text:span text:style-name="rststyle-double">"config"</text:span>
          </text:span>
        </text:span>
        <text:span text:style-name="rststyle-punctuation">,</text:span>
        <text:span text:style-name="rststyle-literal">
          <text:span text:style-name="rststyle-string">
            <text:span text:style-name="rststyle-double">"/etc"</text:span>
          </text:span>
        </text:span>
        <text:span text:style-name="rststyle-punctuation">),</text:span>
        <text:span text:style-name="rststyle-whitespace">
</text:span>
        <text:span text:style-name="rststyle-punctuation">(</text:span>
        <text:span text:style-name="rststyle-literal">
          <text:span text:style-name="rststyle-string">
            <text:span text:style-name="rststyle-double">"executable"</text:span>
          </text:span>
        </text:span>
        <text:span text:style-name="rststyle-punctuation">,</text:span>
        <text:span text:style-name="rststyle-literal">
          <text:span text:style-name="rststyle-string">
            <text:span text:style-name="rststyle-double">"/bin"</text:span>
          </text:span>
        </text:span>
        <text:span text:style-name="rststyle-punctuation">),</text:span>
        <text:span text:style-name="rststyle-whitespace">
</text:span>
        <text:span text:style-name="rststyle-punctuation">(</text:span>
        <text:span text:style-name="rststyle-literal">
          <text:span text:style-name="rststyle-string">
            <text:span text:style-name="rststyle-double">"info"</text:span>
          </text:span>
        </text:span>
        <text:span text:style-name="rststyle-punctuation">,</text:span>
        <text:span text:style-name="rststyle-literal">
          <text:span text:style-name="rststyle-string">
            <text:span text:style-name="rststyle-double">"/usr/share/info"</text:span>
          </text:span>
        </text:span>
        <text:span text:style-name="rststyle-punctuation">),</text:span>
        <text:span text:style-name="rststyle-whitespace">
</text:span>
        <text:span text:style-name="rststyle-punctuation">(</text:span>
        <text:span text:style-name="rststyle-literal">
          <text:span text:style-name="rststyle-string">
            <text:span text:style-name="rststyle-double">"library"</text:span>
          </text:span>
        </text:span>
        <text:span text:style-name="rststyle-punctuation">,</text:span>
        <text:span text:style-name="rststyle-literal">
          <text:span text:style-name="rststyle-string">
            <text:span text:style-name="rststyle-double">"/lib"</text:span>
          </text:span>
        </text:span>
        <text:span text:style-name="rststyle-punctuation">),</text:span>
        <text:span text:style-name="rststyle-whitespace">
</text:span>
        <text:span text:style-name="rststyle-punctuation">(</text:span>
        <text:span text:style-name="rststyle-literal">
          <text:span text:style-name="rststyle-string">
            <text:span text:style-name="rststyle-double">"localedata"</text:span>
          </text:span>
        </text:span>
        <text:span text:style-name="rststyle-punctuation">,</text:span>
        <text:span text:style-name="rststyle-literal">
          <text:span text:style-name="rststyle-string">
            <text:span text:style-name="rststyle-double">"/usr/share/locale"</text:span>
          </text:span>
        </text:span>
        <text:span text:style-name="rststyle-punctuation">),</text:span>
        <text:span text:style-name="rststyle-whitespace">
</text:span>
        <text:span text:style-name="rststyle-punctuation">]</text:span>
      </text:section>
      <text:section text:name="Section18" text:style-name="Sect1">
        <text:h text:outline-level="1" text:style-name="rststyle-heading1">History bölümü</text:h>
        <text:p text:style-name="rststyle-textbody">Bu bölümde paket geçmişi bulunur. Release bilgisi yer almaz. Bunun yerine release bilgisi otomatik olarak hesaplanır. <text:span text:style-name="rststyle-strong">update</text:span> dizisine dizi halinde eklenir.</text:p>
        <ns0:p ns0:style-name="rststyle-codeblock">class history:<ns0:line-break/><ns0:s ns0:c="4"/>update = [<ns0:line-break/><ns0:s ns0:c="8"/>["2021-08-29","5.1.8","First release","Süleyman POYRAZ","zaryob.dev@gmail.com"],<ns0:line-break/><ns0:s ns0:c="4"/>]</ns0:p>
        <text:span text:style-name="rststyle-keyword">class</text:span>
        <text:span text:style-name="rststyle-whitespace"> </text:span>
        <text:span text:style-name="rststyle-name">
          <text:span text:style-name="rststyle-class">history</text:span>
        </text:span>
        <text:span text:style-name="rststyle-punctuation">:</text:span>
        <text:span text:style-name="rststyle-whitespace">
</text:span>
        <text:span text:style-name="rststyle-name">update</text:span>
        <text:span text:style-name="rststyle-operator">=</text:span>
        <text:span text:style-name="rststyle-punctuation">[</text:span>
        <text:span text:style-name="rststyle-whitespace">
</text:span>
        <text:span text:style-name="rststyle-punctuation">[</text:span>
        <text:span text:style-name="rststyle-literal">
          <text:span text:style-name="rststyle-string">
            <text:span text:style-name="rststyle-double">"2021-08-29"</text:span>
          </text:span>
        </text:span>
        <text:span text:style-name="rststyle-punctuation">,</text:span>
        <text:span text:style-name="rststyle-literal">
          <text:span text:style-name="rststyle-string">
            <text:span text:style-name="rststyle-double">"5.1.8"</text:span>
          </text:span>
        </text:span>
        <text:span text:style-name="rststyle-punctuation">,</text:span>
        <text:span text:style-name="rststyle-literal">
          <text:span text:style-name="rststyle-string">
            <text:span text:style-name="rststyle-double">"First release"</text:span>
          </text:span>
        </text:span>
        <text:span text:style-name="rststyle-punctuation">,</text:span>
        <text:span text:style-name="rststyle-literal">
          <text:span text:style-name="rststyle-string">
            <text:span text:style-name="rststyle-double">"Süleyman POYRAZ"</text:span>
          </text:span>
        </text:span>
        <text:span text:style-name="rststyle-punctuation">,</text:span>
        <text:span text:style-name="rststyle-literal">
          <text:span text:style-name="rststyle-string">
            <text:span text:style-name="rststyle-double">"zaryob.dev@gmail.com"</text:span>
          </text:span>
        </text:span>
        <text:span text:style-name="rststyle-punctuation">],</text:span>
        <text:span text:style-name="rststyle-whitespace">
</text:span>
        <text:span text:style-name="rststyle-punctuation">]</text:span>
        <text:section text:name="Section19" text:style-name="Sect2">
          <text:h text:outline-level="2" text:style-name="rststyle-heading2">Postoperations.py dosyası</text:h>
          <text:p text:style-name="rststyle-textbody">Bu dosya basitçe bir python betiğidir ve 4 temel fonksiondan oluşur. Bunlar <text:span text:style-name="rststyle-strong">postInstall</text:span>, <text:span text:style-name="rststyle-strong">preInstall</text:span>, <text:span text:style-name="rststyle-strong">postRemove</text:span>, <text:span text:style-name="rststyle-strong">preRemove</text:span> şeklindedir. Bu fonksionlar argument almazlar.</text:p>
          <ns0:p ns0:style-name="rststyle-codeblock">def postInstall(): # paket kurulduktan sonra çalıştırılır.<ns0:line-break/>def postRemove(): # paket silindikten sonra çalıştırılır.<ns0:line-break/>def preInstall(): # paket kurulmadan önce çalıştırılır.<ns0:line-break/>def preRemove(): # paket silinmeden önce çalıştırılır.</ns0:p>
          <text:span text:style-name="rststyle-keyword">def</text:span>
          <text:span text:style-name="rststyle-whitespace"> </text:span>
          <text:span text:style-name="rststyle-name">
            <text:span text:style-name="rststyle-function">postInstall</text:span>
          </text:span>
          <text:span text:style-name="rststyle-punctuation">():</text:span>
          <text:span text:style-name="rststyle-comment">
            <text:span text:style-name="rststyle-single"># paket kurulduktan sonra çalıştırılır.</text:span>
          </text:span>
          <text:span text:style-name="rststyle-whitespace">
</text:span>
          <text:span text:style-name="rststyle-keyword">def</text:span>
          <text:span text:style-name="rststyle-whitespace"> </text:span>
          <text:span text:style-name="rststyle-name">
            <text:span text:style-name="rststyle-function">postRemove</text:span>
          </text:span>
          <text:span text:style-name="rststyle-punctuation">():</text:span>
          <text:span text:style-name="rststyle-comment">
            <text:span text:style-name="rststyle-single"># paket silindikten sonra çalıştırılır.</text:span>
          </text:span>
          <text:span text:style-name="rststyle-whitespace">
</text:span>
          <text:span text:style-name="rststyle-keyword">def</text:span>
          <text:span text:style-name="rststyle-whitespace"> </text:span>
          <text:span text:style-name="rststyle-name">
            <text:span text:style-name="rststyle-function">preInstall</text:span>
          </text:span>
          <text:span text:style-name="rststyle-punctuation">():</text:span>
          <text:span text:style-name="rststyle-comment">
            <text:span text:style-name="rststyle-single"># paket kurulmadan önce çalıştırılır.</text:span>
          </text:span>
          <text:span text:style-name="rststyle-whitespace">
</text:span>
          <text:span text:style-name="rststyle-keyword">def</text:span>
          <text:span text:style-name="rststyle-whitespace"> </text:span>
          <text:span text:style-name="rststyle-name">
            <text:span text:style-name="rststyle-function">preRemove</text:span>
          </text:span>
          <text:span text:style-name="rststyle-punctuation">():</text:span>
          <text:span text:style-name="rststyle-comment">
            <text:span text:style-name="rststyle-single"># paket silinmeden önce çalıştırılır.</text:span>
          </text:span>
          <text:p text:style-name="rststyle-textbody">Bu dosyada bununan <text:span text:style-name="rststyle-strong">postInstall</text:span> fonksionu aynı zamanda paketler yeniden yapılandırılmaya çalışılırken de çalıştırılır. Bu betiklerde actionsapi kullanımı ile ilgili herhangi bir kısıtlama bulunmamasına karşın kullanımı tavsiye edilmemektedir.</text:p>
          <text:p text:style-name="rststyle-textbody">Inary komutu her çalıştırıldığında işlem bitiminde sysconf modülü tetiklenir. Bu modül dosya sistemindeki değişiklikleri baz alarak çalışır ve önbellek dosyalarını güncelleme gibi bazı işleri otomatik olarak yerine getirir. Bu sebeple postoperations betiklerine nadiren ihtiyaç duyulur.</text:p>
        </text:sectio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5-04-27T15:33:52</meta:creation-date>
    <dc:creator>a</dc:creator>
    <dc:date>2025-04-27T15:33:52</dc:date>
    <dc:language>en-US</dc:language>
    <meta:editing-cycles>1</meta:editing-cycles>
    <meta:editing-duration>PT00M01S</meta:editing-duration>
    <dc:title>Inary paket yapımı</dc:title>
  </office:meta>
</office:document-meta>
</file>